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70000010D330885F7.png" manifest:media-type="image/png"/>
  <manifest:file-entry manifest:full-path="Pictures/100000000000021B00000171A437B1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4pt" fo:language="zxx" fo:country="none" officeooo:rsid="0001a60d" officeooo:paragraph-rsid="0001a60d" style:language-asian="zxx" style:country-asian="none" style:language-complex="zxx" style:country-complex="none"/>
    </style:style>
    <style:style style:name="P2" style:family="paragraph" style:parent-style-name="Standard">
      <style:text-properties style:font-name="Liberation Sans" fo:font-size="14pt" fo:language="zxx" fo:country="none" officeooo:rsid="0001a60d" officeooo:paragraph-rsid="001d6a2e" style:language-asian="zxx" style:country-asian="none" style:language-complex="zxx" style:country-complex="none"/>
    </style:style>
    <style:style style:name="P3" style:family="paragraph" style:parent-style-name="Standard">
      <style:text-properties style:font-name="Liberation Sans" fo:font-size="14pt" fo:language="zxx" fo:country="none" officeooo:rsid="000753ae" officeooo:paragraph-rsid="000753ae" style:language-asian="zxx" style:country-asian="none" style:language-complex="zxx" style:country-complex="none"/>
    </style:style>
    <style:style style:name="P4" style:family="paragraph" style:parent-style-name="Standard">
      <style:text-properties style:font-name="Liberation Sans" fo:font-size="14pt" fo:language="zxx" fo:country="none" officeooo:rsid="000a063e" officeooo:paragraph-rsid="000a063e" style:language-asian="zxx" style:country-asian="none" style:language-complex="zxx" style:country-complex="none"/>
    </style:style>
    <style:style style:name="P5" style:family="paragraph" style:parent-style-name="Standard">
      <style:text-properties style:font-name="Liberation Sans" fo:font-size="14pt" fo:language="zxx" fo:country="none" officeooo:rsid="000adea2" officeooo:paragraph-rsid="000adea2" style:language-asian="zxx" style:country-asian="none" style:language-complex="zxx" style:country-complex="none"/>
    </style:style>
    <style:style style:name="P6" style:family="paragraph" style:parent-style-name="Standard">
      <style:text-properties style:font-name="Liberation Sans" fo:font-size="14pt" fo:language="zxx" fo:country="none" officeooo:rsid="000afb20" officeooo:paragraph-rsid="000afb20" style:language-asian="zxx" style:country-asian="none" style:language-complex="zxx" style:country-complex="none"/>
    </style:style>
    <style:style style:name="P7" style:family="paragraph" style:parent-style-name="Standard">
      <style:text-properties style:font-name="Liberation Sans" fo:font-size="14pt" fo:language="zxx" fo:country="none" officeooo:rsid="000dff10" officeooo:paragraph-rsid="000dff10" style:language-asian="zxx" style:country-asian="none" style:language-complex="zxx" style:country-complex="none"/>
    </style:style>
    <style:style style:name="P8" style:family="paragraph" style:parent-style-name="Standard">
      <style:text-properties style:font-name="Liberation Sans" fo:font-size="14pt" fo:language="zxx" fo:country="none" officeooo:rsid="0011c107" officeooo:paragraph-rsid="0011c107" style:language-asian="zxx" style:country-asian="none" style:language-complex="zxx" style:country-complex="none"/>
    </style:style>
    <style:style style:name="P9" style:family="paragraph" style:parent-style-name="Standard">
      <style:text-properties style:font-name="Liberation Sans" fo:font-size="14pt" fo:language="zxx" fo:country="none" officeooo:rsid="0013b16a" officeooo:paragraph-rsid="0013b16a" style:language-asian="zxx" style:country-asian="none" style:language-complex="zxx" style:country-complex="none"/>
    </style:style>
    <style:style style:name="P10" style:family="paragraph" style:parent-style-name="Standard">
      <style:text-properties style:font-name="Liberation Sans" fo:font-size="14pt" fo:language="zxx" fo:country="none" officeooo:rsid="0016f47e" officeooo:paragraph-rsid="0016f47e" style:language-asian="zxx" style:country-asian="none" style:language-complex="zxx" style:country-complex="none"/>
    </style:style>
    <style:style style:name="P11" style:family="paragraph" style:parent-style-name="Standard">
      <style:text-properties style:font-name="Liberation Sans" fo:font-size="14pt" fo:language="zxx" fo:country="none" officeooo:rsid="001d6a2e" officeooo:paragraph-rsid="001d6a2e" style:language-asian="zxx" style:country-asian="none" style:language-complex="zxx" style:country-complex="none"/>
    </style:style>
    <style:style style:name="P12" style:family="paragraph" style:parent-style-name="Standard">
      <style:text-properties style:font-name="Liberation Sans" fo:font-size="14pt" fo:language="zxx" fo:country="none" fo:font-weight="normal" officeooo:rsid="001564fb" officeooo:paragraph-rsid="0016f47e" style:language-asian="zxx" style:country-asian="none" style:font-weight-asian="normal" style:language-complex="zxx" style:country-complex="none" style:font-weight-complex="normal"/>
    </style:style>
    <style:style style:name="P13" style:family="paragraph" style:parent-style-name="Standard">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14" style:family="paragraph" style:parent-style-name="Standard">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15" style:family="paragraph" style:parent-style-name="Standard">
      <style:text-properties style:font-name="Liberation Sans" fo:font-size="14pt" fo:language="zxx" fo:country="none" fo:font-weight="normal" officeooo:rsid="0020fc99" officeooo:paragraph-rsid="0020fc99" style:language-asian="zxx" style:country-asian="none" style:font-weight-asian="normal" style:language-complex="zxx" style:country-complex="none" style:font-weight-complex="normal"/>
    </style:style>
    <style:style style:name="P16" style:family="paragraph" style:parent-style-name="Standard">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17" style:family="paragraph" style:parent-style-name="Standard">
      <style:text-properties style:font-name="Liberation Sans" fo:font-size="14pt" fo:language="zxx" fo:country="none" fo:font-weight="normal" officeooo:rsid="00266a7a" officeooo:paragraph-rsid="00266a7a" style:language-asian="zxx" style:country-asian="none" style:font-weight-asian="normal" style:language-complex="zxx" style:country-complex="none" style:font-weight-complex="normal"/>
    </style:style>
    <style:style style:name="P18" style:family="paragraph" style:parent-style-name="Standard">
      <style:text-properties style:font-name="Liberation Sans" fo:font-size="14pt" fo:language="zxx" fo:country="none" fo:font-weight="normal" officeooo:rsid="00299de0" officeooo:paragraph-rsid="00299de0" style:language-asian="zxx" style:country-asian="none" style:font-weight-asian="normal" style:language-complex="zxx" style:country-complex="none" style:font-weight-complex="normal"/>
    </style:style>
    <style:style style:name="P19" style:family="paragraph" style:parent-style-name="Standard">
      <style:text-properties style:font-name="Liberation Sans" fo:font-size="14pt" fo:language="zxx" fo:country="none" fo:font-weight="normal" officeooo:rsid="002a8f54" officeooo:paragraph-rsid="002a8f54" style:language-asian="zxx" style:country-asian="none" style:font-weight-asian="normal" style:language-complex="zxx" style:country-complex="none" style:font-weight-complex="normal"/>
    </style:style>
    <style:style style:name="P20" style:family="paragraph" style:parent-style-name="Standard">
      <style:text-properties style:font-name="Liberation Sans" fo:font-size="14pt" fo:language="zxx" fo:country="none" fo:font-weight="normal" officeooo:rsid="002a8f54" officeooo:paragraph-rsid="002c20c3" style:language-asian="zxx" style:country-asian="none" style:font-weight-asian="normal" style:language-complex="zxx" style:country-complex="none" style:font-weight-complex="normal"/>
    </style:style>
    <style:style style:name="P21" style:family="paragraph" style:parent-style-name="Standard">
      <style:text-properties style:font-name="Liberation Sans" fo:font-size="14pt" fo:language="zxx" fo:country="none" fo:font-weight="normal" officeooo:rsid="002d13ff" officeooo:paragraph-rsid="002d13ff" style:language-asian="zxx" style:country-asian="none" style:font-weight-asian="normal" style:language-complex="zxx" style:country-complex="none" style:font-weight-complex="normal"/>
    </style:style>
    <style:style style:name="P22" style:family="paragraph" style:parent-style-name="Standard">
      <style:text-properties style:font-name="Liberation Sans" fo:font-size="14pt" fo:language="zxx" fo:country="none" fo:font-weight="normal" officeooo:rsid="002ef7e3" officeooo:paragraph-rsid="002ef7e3" style:language-asian="zxx" style:country-asian="none" style:font-weight-asian="normal" style:language-complex="zxx" style:country-complex="none" style:font-weight-complex="normal"/>
    </style:style>
    <style:style style:name="P23" style:family="paragraph" style:parent-style-name="Standard">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4" style:family="paragraph" style:parent-style-name="Standard">
      <style:paragraph-properties fo:text-align="center" style:justify-single-word="false"/>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5" style:family="paragraph" style:parent-style-name="Standard">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weight="normal" officeooo:rsid="00351615" officeooo:paragraph-rsid="00351615" style:language-asian="zxx" style:country-asian="none" style:font-weight-asian="normal" style:language-complex="zxx" style:country-complex="none"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weight="normal" officeooo:rsid="0036bd6f" officeooo:paragraph-rsid="0036bd6f" style:language-asian="zxx" style:country-asian="none" style:font-weight-asian="normal" style:language-complex="zxx" style:country-complex="none"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weight="normal" officeooo:rsid="0039ab1f" officeooo:paragraph-rsid="0039ab1f" style:language-asian="zxx" style:country-asian="none" style:font-weight-asian="normal" style:language-complex="zxx" style:country-complex="none"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weight="normal" officeooo:rsid="003b670c" officeooo:paragraph-rsid="003b670c" style:language-asian="zxx" style:country-asian="none" style:font-weight-asian="normal" style:language-complex="zxx" style:country-complex="none"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weight="normal" officeooo:rsid="003cb5f6" officeooo:paragraph-rsid="003cb5f6" style:language-asian="zxx" style:country-asian="none" style:font-weight-asian="normal" style:language-complex="zxx" style:country-complex="none"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weight="normal" officeooo:rsid="003d1873" officeooo:paragraph-rsid="003d1873" style:language-asian="zxx" style:country-asian="none" style:font-weight-asian="normal" style:language-complex="zxx" style:country-complex="none"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weight="normal" officeooo:rsid="0040dc84" officeooo:paragraph-rsid="0040e435" style:language-asian="zxx" style:country-asian="none" style:font-weight-asian="normal" style:language-complex="zxx" style:country-complex="none"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weight="normal" officeooo:rsid="004223dc" officeooo:paragraph-rsid="004223dc" style:language-asian="zxx" style:country-asian="none" style:font-weight-asian="normal" style:language-complex="zxx" style:country-complex="none"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weight="normal" officeooo:rsid="0042b927" officeooo:paragraph-rsid="0042b927" style:language-asian="zxx" style:country-asian="none" style:font-weight-asian="normal" style:language-complex="zxx" style:country-complex="none"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weight="normal" officeooo:rsid="0043510f" officeooo:paragraph-rsid="0043510f" style:language-asian="zxx" style:country-asian="none" style:font-weight-asian="normal" style:language-complex="zxx" style:country-complex="none"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weight="normal" officeooo:rsid="0044d2a0" officeooo:paragraph-rsid="0044d2a0" style:language-asian="zxx" style:country-asian="none" style:font-weight-asian="normal" style:language-complex="zxx" style:country-complex="none"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weight="normal" officeooo:rsid="0047263d" officeooo:paragraph-rsid="0047263d" style:language-asian="zxx" style:country-asian="none" style:font-weight-asian="normal" style:language-complex="zxx" style:country-complex="none"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weight="normal" officeooo:rsid="0048d8a2" officeooo:paragraph-rsid="0048d8a2" style:language-asian="zxx" style:country-asian="none" style:font-weight-asian="normal" style:language-complex="zxx" style:country-complex="none"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weight="normal" officeooo:rsid="004a7c81" officeooo:paragraph-rsid="004a7c81" style:language-asian="zxx" style:country-asian="none" style:font-weight-asian="normal" style:language-complex="zxx" style:country-complex="none"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weight="normal" officeooo:rsid="004b4645" officeooo:paragraph-rsid="004b4645" style:language-asian="zxx" style:country-asian="none" style:font-weight-asian="normal" style:language-complex="zxx" style:country-complex="none"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weight="normal" officeooo:rsid="004d7523" officeooo:paragraph-rsid="004d7523" style:language-asian="zxx" style:country-asian="none" style:font-weight-asian="normal" style:language-complex="zxx" style:country-complex="none"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weight="normal" officeooo:rsid="004e19f5" officeooo:paragraph-rsid="004e19f5" style:language-asian="zxx" style:country-asian="none" style:font-weight-asian="normal" style:language-complex="zxx" style:country-complex="none"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weight="normal" officeooo:rsid="004fb056" officeooo:paragraph-rsid="004fb056" style:language-asian="zxx" style:country-asian="none" style:font-weight-asian="normal" style:language-complex="zxx" style:country-complex="none"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weight="normal" officeooo:rsid="00523745" officeooo:paragraph-rsid="00523745" style:language-asian="zxx" style:country-asian="none" style:font-weight-asian="normal" style:language-complex="zxx" style:country-complex="none"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weight="normal" officeooo:rsid="00550047" officeooo:paragraph-rsid="00550047" style:language-asian="zxx" style:country-asian="none" style:font-weight-asian="normal" style:language-complex="zxx" style:country-complex="none"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weight="normal" officeooo:rsid="0056f81d" officeooo:paragraph-rsid="005c58e2" style:language-asian="zxx" style:country-asian="none" style:font-weight-asian="normal" style:language-complex="zxx" style:country-complex="none"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weight="normal" officeooo:rsid="005e763c" officeooo:paragraph-rsid="005e763c" style:language-asian="zxx" style:country-asian="none" style:font-weight-asian="normal" style:language-complex="zxx" style:country-complex="none"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weight="normal" officeooo:rsid="005f7c7d" officeooo:paragraph-rsid="005f7c7d" style:language-asian="zxx" style:country-asian="none" style:font-weight-asian="normal" style:language-complex="zxx" style:country-complex="none"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weight="normal" officeooo:rsid="00614ff5" officeooo:paragraph-rsid="00614ff5" style:language-asian="zxx" style:country-asian="none" style:font-weight-asian="normal" style:language-complex="zxx" style:country-complex="none"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weight="normal" officeooo:rsid="00625803" officeooo:paragraph-rsid="00625803" style:language-asian="zxx" style:country-asian="none" style:font-weight-asian="normal" style:language-complex="zxx" style:country-complex="none"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weight="normal" officeooo:rsid="0062c977" officeooo:paragraph-rsid="0062c977" style:language-asian="zxx" style:country-asian="none" style:font-weight-asian="normal" style:language-complex="zxx" style:country-complex="none"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weight="normal" officeooo:rsid="00699a6d" officeooo:paragraph-rsid="00699a6d" style:language-asian="zxx" style:country-asian="none" style:font-weight-asian="normal" style:language-complex="zxx" style:country-complex="none"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weight="normal" officeooo:rsid="006dece9" officeooo:paragraph-rsid="006dece9" style:language-asian="zxx" style:country-asian="none" style:font-weight-asian="normal" style:language-complex="zxx" style:country-complex="none"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weight="normal" officeooo:rsid="00734fed" officeooo:paragraph-rsid="00734fed" style:language-asian="zxx" style:country-asian="none" style:font-weight-asian="normal" style:language-complex="zxx" style:country-complex="none"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weight="normal" officeooo:rsid="007446e3" officeooo:paragraph-rsid="007446e3" style:language-asian="zxx" style:country-asian="none" style:font-weight-asian="normal" style:language-complex="zxx" style:country-complex="none"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weight="normal" officeooo:rsid="00766a34" officeooo:paragraph-rsid="00766a34" style:language-asian="zxx" style:country-asian="none" style:font-weight-asian="normal" style:language-complex="zxx" style:country-complex="none"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weight="normal" officeooo:rsid="00775e6c" officeooo:paragraph-rsid="00775e6c" style:language-asian="zxx" style:country-asian="none" style:font-weight-asian="normal" style:language-complex="zxx" style:country-complex="none"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weight="normal" officeooo:rsid="007b98e2" officeooo:paragraph-rsid="007b98e2" style:language-asian="zxx" style:country-asian="none" style:font-weight-asian="normal" style:language-complex="zxx" style:country-complex="none"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weight="normal" officeooo:rsid="007dcc41" officeooo:paragraph-rsid="007dcc41" style:language-asian="zxx" style:country-asian="none" style:font-weight-asian="normal" style:language-complex="zxx" style:country-complex="none"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weight="normal" officeooo:rsid="007e49f5" officeooo:paragraph-rsid="007e49f5" style:language-asian="zxx" style:country-asian="none" style:font-weight-asian="normal" style:language-complex="zxx" style:country-complex="none"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weight="normal" officeooo:rsid="007fe1d3" officeooo:paragraph-rsid="007fe1d3" style:language-asian="zxx" style:country-asian="none" style:font-weight-asian="normal" style:language-complex="zxx" style:country-complex="none"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weight="normal" officeooo:rsid="0081242a" officeooo:paragraph-rsid="0081242a" style:language-asian="zxx" style:country-asian="none" style:font-weight-asian="normal" style:language-complex="zxx" style:country-complex="none"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weight="normal" officeooo:rsid="00802cda" officeooo:paragraph-rsid="00802cda" style:language-asian="zxx" style:country-asian="none" style:font-weight-asian="normal" style:language-complex="zxx" style:country-complex="none" style:font-weight-complex="normal"/>
    </style:style>
    <style:style style:name="P72" style:family="paragraph" style:parent-style-name="Standard">
      <style:paragraph-properties fo:text-align="center" style:justify-single-word="false"/>
      <style:text-properties style:font-name="Liberation Sans" fo:font-size="14pt" fo:language="zxx" fo:country="none" fo:font-weight="bold" officeooo:rsid="002a8f54" officeooo:paragraph-rsid="002a8f54" style:language-asian="zxx" style:country-asian="none" style:font-weight-asian="bold" style:language-complex="zxx" style:country-complex="none" style:font-weight-complex="bold"/>
    </style:style>
    <style:style style:name="P73" style:family="paragraph" style:parent-style-name="Standard">
      <style:paragraph-properties fo:text-align="center" style:justify-single-word="false"/>
      <style:text-properties style:font-name="Liberation Sans" fo:font-size="14pt" fo:language="zxx" fo:country="none" fo:font-weight="bold" officeooo:rsid="002a8f54" officeooo:paragraph-rsid="002c20c3" style:language-asian="zxx" style:country-asian="none" style:font-weight-asian="bold" style:language-complex="zxx" style:country-complex="none" style:font-weight-complex="bold"/>
    </style:style>
    <style:style style:name="P74" style:family="paragraph" style:parent-style-name="Standard">
      <style:paragraph-properties fo:text-align="center" style:justify-single-word="false"/>
      <style:text-properties style:font-name="Liberation Sans" fo:font-size="14pt" fo:language="zxx" fo:country="none" fo:font-weight="bold" officeooo:rsid="0030e827" officeooo:paragraph-rsid="0030e827" style:language-asian="zxx" style:country-asian="none" style:font-weight-asian="bold" style:language-complex="zxx" style:country-complex="none" style:font-weight-complex="bold"/>
    </style:style>
    <style:style style:name="P75" style:family="paragraph" style:parent-style-name="Standard">
      <style:paragraph-properties fo:text-align="start" style:justify-single-word="false"/>
      <style:text-properties style:font-name="Liberation Sans" fo:font-size="14pt" fo:language="zxx" fo:country="none" fo:font-weight="bold" officeooo:rsid="0032eaaa" officeooo:paragraph-rsid="0032eaaa" style:language-asian="zxx" style:country-asian="none" style:font-weight-asian="bold" style:language-complex="zxx" style:country-complex="none" style:font-weight-complex="bold"/>
    </style:style>
    <style:style style:name="P76" style:family="paragraph" style:parent-style-name="Standard">
      <style:paragraph-properties fo:text-align="start" style:justify-single-word="false"/>
      <style:text-properties style:font-name="Liberation Sans" fo:font-size="14pt" fo:language="zxx" fo:country="none" fo:font-weight="bold" officeooo:rsid="0043b7cf" officeooo:paragraph-rsid="0043b7cf" style:language-asian="zxx" style:country-asian="none" style:font-weight-asian="bold" style:language-complex="zxx" style:country-complex="none" style:font-weight-complex="bold"/>
    </style:style>
    <style:style style:name="P77" style:family="paragraph" style:parent-style-name="Standard">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78" style:family="paragraph" style:parent-style-name="Standard">
      <style:paragraph-properties fo:text-align="center" style:justify-single-word="false"/>
      <style:text-properties style:font-name="Liberation Sans" fo:font-size="14pt" fo:language="zxx" fo:country="none" fo:font-weight="bold" officeooo:rsid="00614ff5" officeooo:paragraph-rsid="00614ff5" style:language-asian="zxx" style:country-asian="none" style:font-weight-asian="bold" style:language-complex="zxx" style:country-complex="none" style:font-weight-complex="bold"/>
    </style:style>
    <style:style style:name="P79" style:family="paragraph" style:parent-style-name="Standard">
      <style:paragraph-properties fo:text-align="center" style:justify-single-word="false"/>
      <style:text-properties style:font-name="Liberation Sans" fo:font-size="14pt" fo:language="zxx" fo:country="none" fo:font-weight="bold" officeooo:rsid="0062c977" officeooo:paragraph-rsid="0062c977" style:language-asian="zxx" style:country-asian="none" style:font-weight-asian="bold" style:language-complex="zxx" style:country-complex="none" style:font-weight-complex="bold"/>
    </style:style>
    <style:style style:name="P80" style:family="paragraph" style:parent-style-name="Standard">
      <style:paragraph-properties fo:text-align="center" style:justify-single-word="false"/>
      <style:text-properties style:font-name="Liberation Sans" fo:font-size="14pt" fo:language="zxx" fo:country="none" fo:font-weight="bold" officeooo:rsid="00699a6d" officeooo:paragraph-rsid="00699a6d" style:language-asian="zxx" style:country-asian="none" style:font-weight-asian="bold" style:language-complex="zxx" style:country-complex="none" style:font-weight-complex="bold"/>
    </style:style>
    <style:style style:name="P81" style:family="paragraph" style:parent-style-name="Standard">
      <style:text-properties style:font-name="Liberation Sans" fo:font-size="16pt" fo:language="zxx" fo:country="none" fo:font-weight="bold" officeooo:rsid="0001a60d" officeooo:paragraph-rsid="0001a60d" style:language-asian="zxx" style:country-asian="none" style:font-weight-asian="bold" style:language-complex="zxx" style:country-complex="none" style:font-weight-complex="bold"/>
    </style:style>
    <style:style style:name="P82" style:family="paragraph" style:parent-style-name="Standard">
      <style:text-properties style:font-name="Liberation Sans" fo:font-size="16pt" fo:language="zxx" fo:country="none" fo:font-weight="bold" officeooo:rsid="001ff4e1" officeooo:paragraph-rsid="001ff4e1" style:language-asian="zxx" style:country-asian="none" style:font-weight-asian="bold" style:language-complex="zxx" style:country-complex="none" style:font-weight-complex="bold"/>
    </style:style>
    <style:style style:name="P83" style:family="paragraph" style:parent-style-name="Standard">
      <style:paragraph-properties fo:text-align="start" style:justify-single-word="false"/>
      <style:text-properties style:font-name="Liberation Sans" fo:font-size="16pt" fo:language="zxx" fo:country="none" fo:font-weight="bold" officeooo:rsid="0055204d" officeooo:paragraph-rsid="0055204d" style:language-asian="zxx" style:country-asian="none" style:font-weight-asian="bold" style:language-complex="zxx" style:country-complex="none" style:font-weight-complex="bold"/>
    </style:style>
    <style:style style:name="P84" style:family="paragraph" style:parent-style-name="Standard">
      <style:paragraph-properties fo:text-align="start" style:justify-single-word="false"/>
      <style:text-properties style:font-name="Liberation Sans" fo:font-size="16pt" fo:language="zxx" fo:country="none" fo:font-weight="bold" officeooo:rsid="00826814" officeooo:paragraph-rsid="0083cc1d" style:language-asian="zxx" style:country-asian="none" style:font-weight-asian="bold" style:language-complex="zxx" style:country-complex="none" style:font-weight-complex="bold"/>
    </style:style>
    <style:style style:name="P85" style:family="paragraph" style:parent-style-name="Standard">
      <style:paragraph-properties fo:text-align="start" style:justify-single-word="false"/>
      <style:text-properties style:font-name="Liberation Sans" fo:font-size="16pt" fo:language="zxx" fo:country="none" fo:font-weight="bold" officeooo:rsid="0084389f" officeooo:paragraph-rsid="0084389f" style:language-asian="zxx" style:country-asian="none" style:font-weight-asian="bold" style:language-complex="zxx" style:country-complex="none" style:font-weight-complex="bold"/>
    </style:style>
    <style:style style:name="P86" style:family="paragraph" style:parent-style-name="Standard">
      <style:paragraph-properties fo:text-align="start" style:justify-single-word="false"/>
      <style:text-properties style:font-name="Liberation Sans" fo:font-size="16pt" fo:language="zxx" fo:country="none" fo:font-weight="bold" officeooo:rsid="0085c4e9" officeooo:paragraph-rsid="0085c4e9" style:language-asian="zxx" style:country-asian="none" style:font-weight-asian="bold" style:language-complex="zxx" style:country-complex="none" style:font-weight-complex="bold"/>
    </style:style>
    <style:style style:name="P87" style:family="paragraph" style:parent-style-name="Standard">
      <style:paragraph-properties fo:text-align="start" style:justify-single-word="false"/>
      <style:text-properties style:font-name="Liberation Sans" fo:font-size="16pt" fo:language="zxx" fo:country="none" fo:font-weight="bold" officeooo:rsid="0086fed9" officeooo:paragraph-rsid="0086fed9" style:language-asian="zxx" style:country-asian="none" style:font-weight-asian="bold" style:language-complex="zxx" style:country-complex="none" style:font-weight-complex="bold"/>
    </style:style>
    <style:style style:name="P88" style:family="paragraph" style:parent-style-name="Standard">
      <style:paragraph-properties fo:text-align="center" style:justify-single-word="false"/>
      <style:text-properties style:font-name="Liberation Sans" fo:font-size="18pt" fo:language="zxx" fo:country="none" fo:font-weight="bold" officeooo:rsid="0001a60d" officeooo:paragraph-rsid="0001a60d" style:language-asian="zxx" style:country-asian="none" style:font-weight-asian="bold" style:language-complex="zxx" style:country-complex="none" style:font-weight-complex="bold"/>
    </style:style>
    <style:style style:name="P89" style:family="paragraph" style:parent-style-name="Standard" style:list-style-name="L1">
      <style:text-properties style:font-name="Liberation Sans" fo:font-size="14pt" fo:language="zxx" fo:country="none" officeooo:rsid="000dff10" officeooo:paragraph-rsid="000dff10" style:language-asian="zxx" style:country-asian="none" style:language-complex="zxx" style:country-complex="none"/>
    </style:style>
    <style:style style:name="P90" style:family="paragraph" style:parent-style-name="Standard" style:list-style-name="L2">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91" style:family="paragraph" style:parent-style-name="Standard" style:list-style-name="L3">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92" style:family="paragraph" style:parent-style-name="Standard" style:list-style-name="L4">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93" style:family="paragraph" style:parent-style-name="Standard" style:list-style-name="L4">
      <style:text-properties style:font-name="Liberation Sans" fo:font-size="14pt" fo:language="zxx" fo:country="none" fo:font-weight="normal" officeooo:rsid="0024cf1f" officeooo:paragraph-rsid="0024cf1f" style:language-asian="zxx" style:country-asian="none" style:font-weight-asian="normal" style:language-complex="zxx" style:country-complex="none" style:font-weight-complex="normal"/>
    </style:style>
    <style:style style:name="P94" style:family="paragraph" style:parent-style-name="Standard" style:list-style-name="L7">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95" style:family="paragraph" style:parent-style-name="Standard" style:list-style-name="L8">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96" style:family="paragraph" style:parent-style-name="Standard" style:list-style-name="L9">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97" style:family="paragraph" style:parent-style-name="Standard" style:list-style-name="L12">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98" style:family="paragraph" style:parent-style-name="Standard" style:list-style-name="L13">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99" style:family="paragraph" style:parent-style-name="Standard" style:list-style-name="L14">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100" style:family="paragraph" style:parent-style-name="Standard" style:list-style-name="L15">
      <style:paragraph-properties fo:text-align="start" style:justify-single-word="false"/>
      <style:text-properties style:font-name="Liberation Sans" fo:font-size="14pt" fo:language="zxx" fo:country="none" fo:font-weight="normal" officeooo:rsid="006dece9" officeooo:paragraph-rsid="0070320e" style:language-asian="zxx" style:country-asian="none" style:font-weight-asian="normal" style:language-complex="zxx" style:country-complex="none" style:font-weight-complex="normal"/>
    </style:style>
    <style:style style:name="P101" style:family="paragraph" style:parent-style-name="Standard" style:list-style-name="L16">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102" style:family="paragraph" style:parent-style-name="Standard" style:list-style-name="L17">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103" style:family="paragraph" style:parent-style-name="Standard">
      <style:paragraph-properties fo:text-align="start" style:justify-single-word="false"/>
      <style:text-properties style:font-name="Liberation Sans" fo:font-size="14pt" fo:language="zxx" fo:country="none" fo:font-weight="normal" officeooo:rsid="009c7c55" officeooo:paragraph-rsid="009c7c55" style:font-size-asian="12.25pt" style:language-asian="zxx" style:country-asian="none" style:font-weight-asian="normal" style:font-size-complex="14pt" style:language-complex="zxx" style:country-complex="none" style:font-weight-complex="normal"/>
    </style:style>
    <style:style style:name="P104" style:family="paragraph" style:parent-style-name="Standard" style:list-style-name="L5">
      <style:paragraph-properties fo:text-align="start" style:justify-single-word="false"/>
      <style:text-properties style:font-name="Liberation Sans" fo:font-size="14pt" fo:language="zxx" fo:country="none" fo:font-weight="bold" officeooo:rsid="0030e827" officeooo:paragraph-rsid="00325f24" style:language-asian="zxx" style:country-asian="none" style:font-weight-asian="bold" style:language-complex="zxx" style:country-complex="none" style:font-weight-complex="bold"/>
    </style:style>
    <style:style style:name="P105" style:family="paragraph" style:parent-style-name="Standard" style:list-style-name="L5">
      <style:paragraph-properties fo:text-align="start" style:justify-single-word="false"/>
      <style:text-properties style:font-name="Liberation Sans" fo:font-size="14pt" fo:language="zxx" fo:country="none" fo:font-weight="bold" officeooo:rsid="00325f24" officeooo:paragraph-rsid="00325f24" style:language-asian="zxx" style:country-asian="none" style:font-weight-asian="bold" style:language-complex="zxx" style:country-complex="none" style:font-weight-complex="bold"/>
    </style:style>
    <style:style style:name="P106" style:family="paragraph" style:parent-style-name="Standard" style:list-style-name="L6">
      <style:paragraph-properties fo:text-align="start" style:justify-single-word="false"/>
      <style:text-properties style:font-name="Liberation Sans" fo:font-size="14pt" fo:language="zxx" fo:country="none" fo:font-weight="bold" officeooo:rsid="00332153" officeooo:paragraph-rsid="00332153" style:language-asian="zxx" style:country-asian="none" style:font-weight-asian="bold" style:language-complex="zxx" style:country-complex="none" style:font-weight-complex="bold"/>
    </style:style>
    <style:style style:name="P107" style:family="paragraph" style:parent-style-name="Standard" style:list-style-name="L6">
      <style:paragraph-properties fo:text-align="start" style:justify-single-word="false"/>
      <style:text-properties style:font-name="Liberation Sans" fo:font-size="14pt" fo:language="zxx" fo:country="none" fo:font-weight="bold" officeooo:rsid="00351615" officeooo:paragraph-rsid="00351615" style:language-asian="zxx" style:country-asian="none" style:font-weight-asian="bold" style:language-complex="zxx" style:country-complex="none" style:font-weight-complex="bold"/>
    </style:style>
    <style:style style:name="P108" style:family="paragraph" style:parent-style-name="Standard" style:list-style-name="L10">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109" style:family="paragraph" style:parent-style-name="Standard" style:list-style-name="L11">
      <style:paragraph-properties fo:text-align="start" style:justify-single-word="false"/>
      <style:text-properties style:font-name="Liberation Sans" fo:font-size="14pt" fo:language="zxx" fo:country="none" fo:font-weight="bold" officeooo:rsid="0047263d" officeooo:paragraph-rsid="0047263d" style:language-asian="zxx" style:country-asian="none" style:font-weight-asian="bold" style:language-complex="zxx" style:country-complex="none" style:font-weight-complex="bold"/>
    </style:style>
    <style:style style:name="P110" style:family="paragraph" style:parent-style-name="Standard" style:list-style-name="L18">
      <style:paragraph-properties fo:text-align="start" style:justify-single-word="false"/>
      <style:text-properties style:font-name="Liberation Sans" fo:font-size="16pt" fo:language="zxx" fo:country="none" fo:font-weight="bold" officeooo:rsid="0084389f" officeooo:paragraph-rsid="0084389f" style:language-asian="zxx" style:country-asian="none" style:font-weight-asian="bold" style:language-complex="zxx" style:country-complex="none" style:font-weight-complex="bold"/>
    </style:style>
    <style:style style:name="P111" style:family="paragraph" style:parent-style-name="Standard">
      <style:paragraph-properties fo:text-align="start" style:justify-single-word="false"/>
      <style:text-properties style:font-name="Liberation Sans" fo:font-size="16pt" fo:language="zxx" fo:country="none" fo:font-weight="bold" officeooo:rsid="0086fed9" officeooo:paragraph-rsid="0086fed9" style:language-asian="zxx" style:country-asian="none" style:font-weight-asian="bold" style:language-complex="zxx" style:country-complex="none" style:font-weight-complex="bold"/>
    </style:style>
    <style:style style:name="P112" style:family="paragraph" style:parent-style-name="Standard">
      <style:paragraph-properties fo:text-align="start" style:justify-single-word="false"/>
      <style:text-properties style:font-name="Liberation Sans" fo:font-size="16pt" fo:language="zxx" fo:country="none" fo:font-weight="bold" officeooo:rsid="0088a593" officeooo:paragraph-rsid="0088a593" style:language-asian="zxx" style:country-asian="none" style:font-weight-asian="bold" style:language-complex="zxx" style:country-complex="none" style:font-weight-complex="bold"/>
    </style:style>
    <style:style style:name="P113" style:family="paragraph" style:parent-style-name="Standard">
      <style:paragraph-properties fo:text-align="start" style:justify-single-word="false"/>
      <style:text-properties style:font-name="Liberation Sans" fo:font-size="16pt" fo:language="zxx" fo:country="none" fo:font-weight="bold" officeooo:rsid="008bb4c4" officeooo:paragraph-rsid="0088a593" style:language-asian="zxx" style:country-asian="none" style:font-weight-asian="bold" style:language-complex="zxx" style:country-complex="none" style:font-weight-complex="bold"/>
    </style:style>
    <style:style style:name="P114" style:family="paragraph" style:parent-style-name="Standard" style:list-style-name="L19">
      <style:paragraph-properties fo:text-align="start" style:justify-single-word="false"/>
      <style:text-properties style:font-name="Liberation Sans" fo:font-size="16pt" fo:language="zxx" fo:country="none" fo:font-weight="bold" officeooo:rsid="008c3c0d" officeooo:paragraph-rsid="008c3c0d" style:language-asian="zxx" style:country-asian="none" style:font-weight-asian="bold" style:language-complex="zxx" style:country-complex="none" style:font-weight-complex="bold"/>
    </style:style>
    <style:style style:name="P115" style:family="paragraph" style:parent-style-name="Standard" style:list-style-name="L19">
      <style:paragraph-properties fo:text-align="start" style:justify-single-word="false"/>
      <style:text-properties style:font-name="Liberation Sans" fo:font-size="16pt" fo:language="zxx" fo:country="none" fo:font-weight="bold" officeooo:rsid="008d2554" officeooo:paragraph-rsid="008d2554" style:language-asian="zxx" style:country-asian="none" style:font-weight-asian="bold" style:language-complex="zxx" style:country-complex="none" style:font-weight-complex="bold"/>
    </style:style>
    <style:style style:name="P116" style:family="paragraph" style:parent-style-name="Standard" style:list-style-name="L19">
      <style:paragraph-properties fo:text-align="start" style:justify-single-word="false"/>
      <style:text-properties style:font-name="Liberation Sans" fo:font-size="16pt" fo:language="zxx" fo:country="none" fo:font-weight="bold" officeooo:rsid="008eeb53" officeooo:paragraph-rsid="008eeb53" style:language-asian="zxx" style:country-asian="none" style:font-weight-asian="bold" style:language-complex="zxx" style:country-complex="none" style:font-weight-complex="bold"/>
    </style:style>
    <style:style style:name="P117" style:family="paragraph" style:parent-style-name="Standard">
      <style:paragraph-properties fo:text-align="start" style:justify-single-word="false"/>
      <style:text-properties style:font-name="Liberation Sans" fo:font-size="16pt" fo:language="zxx" fo:country="none" fo:font-weight="bold" officeooo:rsid="00910a11" officeooo:paragraph-rsid="00910a11" style:language-asian="zxx" style:country-asian="none" style:font-weight-asian="bold" style:language-complex="zxx" style:country-complex="none" style:font-weight-complex="bold"/>
    </style:style>
    <style:style style:name="P118" style:family="paragraph" style:parent-style-name="Standard" style:list-style-name="L20">
      <style:paragraph-properties fo:text-align="start" style:justify-single-word="false"/>
      <style:text-properties style:font-name="Liberation Sans" fo:font-size="16pt" fo:language="zxx" fo:country="none" fo:font-weight="bold" officeooo:rsid="00910a11" officeooo:paragraph-rsid="00910a11" style:language-asian="zxx" style:country-asian="none" style:font-weight-asian="bold" style:language-complex="zxx" style:country-complex="none" style:font-weight-complex="bold"/>
    </style:style>
    <style:style style:name="P119" style:family="paragraph" style:parent-style-name="Standard">
      <style:paragraph-properties fo:text-align="start" style:justify-single-word="false"/>
      <style:text-properties style:font-name="Liberation Sans" fo:font-size="16pt" fo:language="zxx" fo:country="none" fo:font-weight="bold" officeooo:rsid="0094514e" officeooo:paragraph-rsid="0094514e" style:language-asian="zxx" style:country-asian="none" style:font-weight-asian="bold" style:language-complex="zxx" style:country-complex="none" style:font-weight-complex="bold"/>
    </style:style>
    <style:style style:name="P120" style:family="paragraph" style:parent-style-name="Standard">
      <style:paragraph-properties fo:text-align="start" style:justify-single-word="false"/>
      <style:text-properties style:font-name="Liberation Sans" fo:font-size="16pt" fo:language="zxx" fo:country="none" fo:font-weight="bold" officeooo:rsid="0096e112" officeooo:paragraph-rsid="0096e112" style:language-asian="zxx" style:country-asian="none" style:font-weight-asian="bold" style:language-complex="zxx" style:country-complex="none" style:font-weight-complex="bold"/>
    </style:style>
    <style:style style:name="P121" style:family="paragraph" style:parent-style-name="Standard">
      <style:paragraph-properties fo:text-align="start" style:justify-single-word="false"/>
      <style:text-properties style:font-name="Liberation Sans" fo:font-size="16pt" fo:language="zxx" fo:country="none" fo:font-weight="bold" officeooo:rsid="0098e201" officeooo:paragraph-rsid="0098e201" style:language-asian="zxx" style:country-asian="none" style:font-weight-asian="bold" style:language-complex="zxx" style:country-complex="none" style:font-weight-complex="bold"/>
    </style:style>
    <style:style style:name="P122" style:family="paragraph" style:parent-style-name="Standard">
      <style:paragraph-properties fo:text-align="start" style:justify-single-word="false"/>
      <style:text-properties style:font-name="Liberation Sans" fo:font-size="16pt" fo:language="zxx" fo:country="none" fo:font-weight="bold" officeooo:rsid="00884a0d" officeooo:paragraph-rsid="00884a0d" style:font-size-asian="16pt" style:language-asian="zxx" style:country-asian="none" style:font-weight-asian="bold" style:font-size-complex="16pt" style:language-complex="zxx" style:country-complex="none" style:font-weight-complex="bold"/>
    </style:style>
    <style:style style:name="T1" style:family="text">
      <style:text-properties officeooo:rsid="0002548b"/>
    </style:style>
    <style:style style:name="T2" style:family="text">
      <style:text-properties officeooo:rsid="0003db3e"/>
    </style:style>
    <style:style style:name="T3" style:family="text">
      <style:text-properties officeooo:rsid="0005c71a"/>
    </style:style>
    <style:style style:name="T4" style:family="text">
      <style:text-properties fo:font-weight="bold" style:font-weight-asian="bold" style:font-weight-complex="bold"/>
    </style:style>
    <style:style style:name="T5" style:family="text">
      <style:text-properties fo:font-weight="bold" officeooo:rsid="002f6808" style:font-weight-asian="bold" style:font-weight-complex="bold"/>
    </style:style>
    <style:style style:name="T6" style:family="text">
      <style:text-properties fo:font-weight="bold" officeooo:rsid="0078ed5e"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officeooo:rsid="00510d51"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564fb" style:font-weight-asian="normal" style:font-weight-complex="normal"/>
    </style:style>
    <style:style style:name="T13" style:family="text">
      <style:text-properties fo:font-weight="normal" officeooo:rsid="00325f24" style:font-weight-asian="normal" style:font-weight-complex="normal"/>
    </style:style>
    <style:style style:name="T14" style:family="text">
      <style:text-properties fo:font-weight="normal" officeooo:rsid="00332153" style:font-weight-asian="normal" style:font-weight-complex="normal"/>
    </style:style>
    <style:style style:name="T15" style:family="text">
      <style:text-properties fo:font-weight="normal" officeooo:rsid="00351615" style:font-weight-asian="normal" style:font-weight-complex="normal"/>
    </style:style>
    <style:style style:name="T16" style:family="text">
      <style:text-properties officeooo:rsid="001d6a2e"/>
    </style:style>
    <style:style style:name="T17" style:family="text">
      <style:text-properties officeooo:rsid="001f384f"/>
    </style:style>
    <style:style style:name="T18" style:family="text">
      <style:text-properties officeooo:rsid="0022bb6f"/>
    </style:style>
    <style:style style:name="T19" style:family="text">
      <style:text-properties officeooo:rsid="0027e296"/>
    </style:style>
    <style:style style:name="T20" style:family="text">
      <style:text-properties officeooo:rsid="002f6808"/>
    </style:style>
    <style:style style:name="T21" style:family="text">
      <style:text-properties officeooo:rsid="003762d2"/>
    </style:style>
    <style:style style:name="T22" style:family="text">
      <style:text-properties officeooo:rsid="003e394f"/>
    </style:style>
    <style:style style:name="T23" style:family="text">
      <style:text-properties officeooo:rsid="0040e435"/>
    </style:style>
    <style:style style:name="T24" style:family="text">
      <style:text-properties officeooo:rsid="004973e6"/>
    </style:style>
    <style:style style:name="T25" style:family="text">
      <style:text-properties officeooo:rsid="00510d51"/>
    </style:style>
    <style:style style:name="T26" style:family="text">
      <style:text-properties officeooo:rsid="005aae97"/>
    </style:style>
    <style:style style:name="T27" style:family="text">
      <style:text-properties officeooo:rsid="005c58e2"/>
    </style:style>
    <style:style style:name="T28" style:family="text">
      <style:text-properties officeooo:rsid="00625803"/>
    </style:style>
    <style:style style:name="T29" style:family="text">
      <style:text-properties officeooo:rsid="006693e4"/>
    </style:style>
    <style:style style:name="T30" style:family="text">
      <style:text-properties officeooo:rsid="00680776"/>
    </style:style>
    <style:style style:name="T31" style:family="text">
      <style:text-properties officeooo:rsid="006cc22a"/>
    </style:style>
    <style:style style:name="T32" style:family="text">
      <style:text-properties officeooo:rsid="006f611a"/>
    </style:style>
    <style:style style:name="T33" style:family="text">
      <style:text-properties officeooo:rsid="0076019d"/>
    </style:style>
    <style:style style:name="T34" style:family="text">
      <style:text-properties officeooo:rsid="007c7afb"/>
    </style:style>
    <style:style style:name="T35" style:family="text">
      <style:text-properties officeooo:rsid="007dcc41"/>
    </style:style>
    <style:style style:name="T36" style:family="text">
      <style:text-properties fo:font-size="14pt"/>
    </style:style>
    <style:style style:name="T37" style:family="text">
      <style:text-properties fo:font-size="14pt" fo:font-weight="normal" style:font-weight-asian="normal" style:font-weight-complex="normal"/>
    </style:style>
    <style:style style:name="T38" style:family="text">
      <style:text-properties fo:font-size="14pt" fo:font-weight="normal" officeooo:rsid="00802cda" style:font-weight-asian="normal" style:font-weight-complex="normal"/>
    </style:style>
    <style:style style:name="T39" style:family="text">
      <style:text-properties fo:font-size="14pt" fo:font-weight="normal" officeooo:rsid="0083cc1d" style:font-weight-asian="normal" style:font-weight-complex="normal"/>
    </style:style>
    <style:style style:name="T40" style:family="text">
      <style:text-properties fo:font-size="14pt" fo:font-weight="normal" officeooo:rsid="008a6e06" style:font-weight-asian="normal" style:font-weight-complex="normal"/>
    </style:style>
    <style:style style:name="T41" style:family="text">
      <style:text-properties fo:font-size="14pt" fo:font-weight="normal" officeooo:rsid="008c3c0d" style:font-weight-asian="normal" style:font-weight-complex="normal"/>
    </style:style>
    <style:style style:name="T42" style:family="text">
      <style:text-properties fo:font-size="14pt" fo:font-weight="normal" officeooo:rsid="008d2554" style:font-weight-asian="normal" style:font-weight-complex="normal"/>
    </style:style>
    <style:style style:name="T43" style:family="text">
      <style:text-properties fo:font-size="14pt" fo:font-weight="normal" officeooo:rsid="008eb74c" style:font-weight-asian="normal" style:font-weight-complex="normal"/>
    </style:style>
    <style:style style:name="T44" style:family="text">
      <style:text-properties fo:font-size="14pt" fo:font-weight="normal" officeooo:rsid="00961dfe" style:font-weight-asian="normal" style:font-weight-complex="normal"/>
    </style:style>
    <style:style style:name="T45" style:family="text">
      <style:text-properties fo:font-size="14pt" fo:font-weight="normal" officeooo:rsid="0098683f" style:font-weight-asian="normal" style:font-weight-complex="normal"/>
    </style:style>
    <style:style style:name="T46" style:family="text">
      <style:text-properties fo:font-size="14pt" fo:font-weight="normal" officeooo:rsid="0099788d" style:font-weight-asian="normal" style:font-weight-complex="normal"/>
    </style:style>
    <style:style style:name="T47" style:family="text">
      <style:text-properties fo:font-size="14pt" officeooo:rsid="00802cda"/>
    </style:style>
    <style:style style:name="T48" style:family="text">
      <style:text-properties fo:font-size="14pt" officeooo:rsid="0099788d"/>
    </style:style>
    <style:style style:name="T49" style:family="text">
      <style:text-properties fo:font-size="14pt" fo:font-style="italic" fo:font-weight="normal" officeooo:rsid="0099788d" style:font-style-asian="italic" style:font-weight-asian="normal" style:font-style-complex="italic" style:font-weight-complex="normal"/>
    </style:style>
    <style:style style:name="T50" style:family="text">
      <style:text-properties fo:font-size="14pt" fo:font-style="normal" fo:font-weight="normal" officeooo:rsid="0099788d" style:font-style-asian="normal" style:font-weight-asian="normal" style:font-style-complex="normal" style:font-weight-complex="normal"/>
    </style:style>
    <style:style style:name="T51" style:family="text">
      <style:text-properties officeooo:rsid="009d2b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Appunti TSW</text:p>
      <text:p text:style-name="P81">Lezione 0: Introduzione</text:p>
      <text:p text:style-name="P11">[Paragrafo di note storiche, <text:span text:style-name="T17">saltabile</text:span>]</text:p>
      <text:p text:style-name="P2">l Word Wide Web (WWW) è stato proposto nel 1989 da Tim Berners-Lee - CERN di Ginevra. L’idea alla base del progetto era quella di fornire strumenti adatti a condividere documenti statici in forma ipertestuale, disponibili su rete Internet tramite <text:span text:style-name="T1">un </text:span>protocollo semplice e leggero <text:span text:style-name="T1">che </text:span>rimpiazza<text:span text:style-name="T1">ss</text:span>e protocolli più vecchi come FTP e Gopher. <text:span text:style-name="T2">Un anno dopo, assieme a Robert Cailliau, presentò una proposta più formale per un sistema basato su un'architettura client-server ed infine, nel 1991, Berners-Lee mise on-line su Internet il primo sito Web. Dopo un uso iniziale esclusivamente riservato alla comunità scientifica, nel 1993 il CERN decise di rendere pubblica la tecnologia alla bse del Web, il quale si diffuse con una rapidità inaspettata. </text:span><text:span text:style-name="T3">Successivamente, nel 2016, Berners-Lee è stato insignito del premio Turing.</text:span></text:p>
      <text:p text:style-name="P1"/>
      <text:p text:style-name="P3">Un <text:span text:style-name="T4">ipertesto</text:span>, o <text:span text:style-name="T4">hypertext</text:span>, è un insieme di documenti messi in relazione tramite dei collegamenti monodirezionali detti <text:span text:style-name="T4">hyperlink</text:span> o anche <text:span text:style-name="T4">link</text:span>. È possibile immaginarlo come una rete, o grafo, in cui i documenti costituiscono i nodi e tramite i link è possibile muoversi.</text:p>
      <text:p text:style-name="P4">La caratteristica principale di un ipertesto è che esso può essere letto in modo non lineare arrivando ad ottenere infiniti percorsi di lettura.</text:p>
      <text:p text:style-name="P5">Se si prendono in considerazione non solo testi ma anche elementi multimediali come immagini, suoni e video, allora si parla di <text:span text:style-name="T4">ipermedia</text:span>.</text:p>
      <text:p text:style-name="P5"/>
      <text:p text:style-name="P6">[<text:span text:style-name="T16">Altro paragrafo di note storiche, </text:span><text:span text:style-name="T17">anche questo ovviamente saltabile</text:span>]</text:p>
      <text:p text:style-name="P11">Nel 1945, Vannevar Bush scrisse un articolo intitolato "As We May Think" in cui descriveva un dispositivo futuristico chiamato Memex, una scrivania elettromeccanica collegata ad un archivio di microfilm contenti testi ed immagini accessibili liberamente. Da questo articolo, Ted Nelson, nel 1965, inventò i termini hypertext e hypermedia, mentre Douglas Engelbart, tra il 1962 ed il 1968, lavorò ad un sistema chiamato <text:span text:style-name="T4">NLS</text:span> (oN-Line System) che riprendeva l'idea del Memex. Nel 1980, Berners-Lee creò <text:span text:style-name="T4">ENQUIRE</text:span>, un sistema di database ipertestuale che funzionava all'incirca come una wiki, cioè come una raccolta di documenti che viene aggiornata dai suoi stessi utilizzatori.</text:p>
      <text:p text:style-name="P6"/>
      <text:p text:style-name="P6">L'idea, ed il motivo del successo, di Berners-Lee è stata quella di unire i concetti di ipertesto e rete internet in modo efficiente: <text:span text:style-name="T7">il World Wide Web è in pratica un ipertesto distribuito sulla rete</text:span>. I documenti, chiamati <text:span text:style-name="T4">pagine</text:span>, risiedono su server geograficamente distribuiti e costituiscono una ragnatela virtuale in cui ci si muove tramite un insieme di "salti" che prende il nome di <text:span text:style-name="T4">navigazione</text:span>, o <text:span text:style-name="T4">surfing</text:span>.</text:p>
      <text:p text:style-name="P7"/>
      <text:p text:style-name="P7"><text:soft-page-break/>L'idea alla base del Web è la <text:span text:style-name="T9">semplicità</text:span> e gli elementi per realizzarlo sono sia concettuali (i primi tre) che fisici (gli altri due):</text:p>
      <text:list text:style-name="L1">
        <text:list-item>
          <text:p text:style-name="P89">Un meccanismo per <text:span text:style-name="T4">localizzare</text:span> un documento.</text:p>
        </text:list-item>
        <text:list-item>
          <text:p text:style-name="P89">Un protocollo per <text:span text:style-name="T4">accedere</text:span> alle risorse che costituiscono il documento e trasferirle a chi le richiede.</text:p>
        </text:list-item>
        <text:list-item>
          <text:p text:style-name="P89">Un linguaggio per <text:span text:style-name="T4">descrivere</text:span> i documenti ipertestuali da usare per costruire le pagine.</text:p>
        </text:list-item>
        <text:list-item>
          <text:p text:style-name="P89">Un <text:span text:style-name="T4">server</text:span> in grado di erogare le risorse che costituiscono i documenti.</text:p>
        </text:list-item>
        <text:list-item>
          <text:p text:style-name="P89">Un <text:span text:style-name="T4">client</text:span> in grado di rappresentare/visualizzare i documenti e di consentire la navigazione da un documento all'altro.</text:p>
        </text:list-item>
      </text:list>
      <text:p text:style-name="P7"/>
      <text:p text:style-name="P8">Un elemento che va chiarito è che Web ed Internet sono due termini che si riferiscono a due concetti distinti. Internet è un insieme di computer ed altri dispositivi collegati ad un'infrastruttura che permette loro di comunicare attravero il protocollo TCP/IP (Transmission Control Protocol / Internet Protocol). Il Web è invece un insieme di software, protocolli (HTTP) e documenti collegati tra loro ed accedibili tramite un browser. È chiaro dunque che il Web è una porzione di Internet usata per diffondere informazioni.</text:p>
      <text:p text:style-name="P8"/>
      <text:p text:style-name="P9">In estrema sintesi, nella sua visione iniziale, il Web può essere rappresentato con la "formula": <text:span text:style-name="T4">WWW = URL + HTTP + HTML.</text:span><text:span text:style-name="T11"> </text:span><text:span text:style-name="T12">L'url consente di indirizzare le risorse, l'http consente il trasferimento e l'html consente la rappresentazione dei documenti ipertestuali.</text:span></text:p>
      <text:p text:style-name="P12"/>
      <text:p text:style-name="P10"><text:span text:style-name="T12">N</text:span><text:span text:style-name="T11">el modello Client/Server bisogna distinguere tra </text:span><text:span text:style-name="T10">client attivi e passivi:</text:span></text:p>
      <text:list text:style-name="L2">
        <text:list-item>
          <text:p text:style-name="P90">Quelli <text:span text:style-name="T4">attivi</text:span> prendono il nome di Web Browser, usano il protocollo HTTP per connettersi ai server, usano URL per identificare le risorse, richiedono pagine Web ai server e si limitano a visualizzarle.</text:p>
        </text:list-item>
        <text:list-item>
          <text:p text:style-name="P90">Quelli <text:span text:style-name="T4">passivi</text:span> prendono il nome di Web (o HTTP) Server e rimangono in ascolto di eventuali connessioni di nuovi client, con i quali interagiscono tramite protocollo HTTP e a cui forniscono le pagine Web richieste.</text:p>
        </text:list-item>
      </text:list>
      <text:p text:style-name="P13"/>
      <text:p text:style-name="P14">Nel tempo, il Web si è evoluto, attraversando diverse fasi:</text:p>
      <text:list text:style-name="L3">
        <text:list-item>
          <text:p text:style-name="P91"><text:span text:style-name="T4">Web 0.0</text:span> – Sviluppo di Internet.</text:p>
        </text:list-item>
        <text:list-item>
          <text:p text:style-name="P91"><text:span text:style-name="T4">Web 1.0</text:span> – The shopping carts and static Web: the readable phase with flat data.</text:p>
        </text:list-item>
        <text:list-item>
          <text:p text:style-name="P91"><text:span text:style-name="T4">Web 2.0</text:span> – The writing and participating Web: the writeable phase with interactive data.</text:p>
        </text:list-item>
        <text:list-item>
          <text:p text:style-name="P91"><text:span text:style-name="T4">Web 3.0</text:span> – The semantic executing Web: the executable phase with dynamic applications, interactive services and "machine to machine" interaction.</text:p>
        </text:list-item>
        <text:list-item>
          <text:p text:style-name="P91"><text:span text:style-name="T4">Web 4.0</text:span> – Mobile Web.</text:p>
        </text:list-item>
        <text:list-item>
          <text:p text:style-name="P91"><text:span text:style-name="T4">Web 5.0</text:span> – Open, linked and intelligent Web: emotinal Web.</text:p>
        </text:list-item>
      </text:list>
      <text:p text:style-name="P14"/>
      <text:p text:style-name="P82"><text:soft-page-break/>Lezione 1: Uri, HTTP e HTML</text:p>
      <text:p text:style-name="P15">Ogni risorsa sul web ha un indirizzo unico, nel formato <text:span text:style-name="T4">URL</text:span> (<text:span text:style-name="T4">Uniform Resource Locator</text:span>). <text:span text:style-name="T18">Possiamo suddividerlo in diverse sezioni:</text:span></text:p>
      <text:list text:style-name="L4">
        <text:list-item>
          <text:p text:style-name="P92"><text:span text:style-name="T4">Protocollo</text:span>, che dice al server tramite quale protocollo avviene la comunicazione.</text:p>
        </text:list-item>
        <text:list-item>
          <text:p text:style-name="P92"><text:span text:style-name="T4">Server</text:span>, cioè il nome univoco associato al server fisico che stiamo cercando. Esso possiede un indirizzo IP unico.</text:p>
        </text:list-item>
        <text:list-item>
          <text:p text:style-name="P92"><text:span text:style-name="T4">Porta</text:span>, una sezione opzionale dell'URL che identifica una specifica porta tra le tante possedute dal server: per default è 80.</text:p>
        </text:list-item>
        <text:list-item>
          <text:p text:style-name="P92"><text:span text:style-name="T4">Path</text:span>, cioè il percorso che conduce alla posizione della risorsa sul server. Tutt'oggi viene usata la sintassi Unix per descrivere la gerarchia delle directories.</text:p>
        </text:list-item>
        <text:list-item>
          <text:p text:style-name="P92"><text:span text:style-name="T4">Risorsa</text:span>, cioè il nome del contenuto richiesto, che può essere qualsiasi cosa il server metta a disposizione.</text:p>
        </text:list-item>
        <text:list-item>
          <text:p text:style-name="P93">Può essere infine presente una <text:span text:style-name="T4">Query</text:span> <text:span text:style-name="T4">String</text:span>, nel caso questa sia una <text:span text:style-name="T9">richiesta GET</text:span>: le informazioni aggiuntive sono presenti dopo un '?' ed i parametri sono separati da una '&amp;'.</text:p>
        </text:list-item>
      </text:list>
      <text:p text:style-name="P16"/>
      <text:p text:style-name="P17">Gli <text:span text:style-name="T4">URI</text:span> (<text:span text:style-name="T4">Uniform Resource Identifier</text:span>) forniscono un meccanismo semplice ed estensibile per identificare una risorsa, termine con cui si intende una qualunque entità dotata di identità. <text:span text:style-name="T19">Si tratta di un concetto generale che non fa riferimento a risorse accessibili con HTTP o ad entità disponibili in rete, ma indica piuttosto un mapping concettuale ad un'entità che non fa riferimento ad una particolare versione e che può rimanere inalterato anche se cambia il contenuto della risorsa.</text:span></text:p>
      <text:p text:style-name="P18">Gli identifiactori sono uniformi e presentano dunque diversi vantaggi: convenzioni sintattiche comuni, semantica comune, facilità nell'introduzione di nuovi tipi di identificatori, possibilità di usare identificatori diversi per protocolli diversi.</text:p>
      <text:p text:style-name="P20">Nel caso degli URI, gli identificatori sono stringhe con una sintassi definita, che dipende dallo schema e può essere espressa con la forma generale:</text:p>
      <text:p text:style-name="P73">&lt;scheme&gt;:&lt;scheme-specific-part&gt;</text:p>
      <text:p text:style-name="P19">Per la seconda parte non esiste struttura o semantica comune a tutti, eccezion fatta per un certo sottinsieme di URI che rappresentano relazioni gerarchiche in uno spazio di nomi:</text:p>
      <text:p text:style-name="P72">&lt;scheme&gt;://&lt;authority&gt;&lt;path&gt;?&lt;query&gt;</text:p>
      <text:p text:style-name="P19"/>
      <text:p text:style-name="P21">A partire dall'URI, si possono trovare due specializzazioni: l'URL, che identifica la risorsa tramite il meccanismo di accesso primario, e l'<text:span text:style-name="T4">URN</text:span>, che invece la identifica tramite un nome che dovrà essere globalmente unico.</text:p>
      <text:p text:style-name="P22">Un <text:span text:style-name="T4">URN</text:span> deve essere unico e duraturo e consente di "parlare" di una risorsa a prescindere dalla sua ubicazione e dalle modalità con cui vi si può accedere. <text:span text:style-name="T20">Un'esempio è </text:span><text:span text:style-name="T5">l'ISBN</text:span><text:span text:style-name="T20"> (International Standard Book Number) di libri ed edizioni di libri di un determinato editore.</text:span></text:p>
      <text:p text:style-name="P22"/>
      <text:p text:style-name="P23"><text:soft-page-break/>La sintassi della forma più comune di un URL (schema HTTP-like) è:</text:p>
      <text:p text:style-name="P74">&lt;protocol&gt;://[&lt;username&gt;:&lt;password&gt;@] &lt;host&gt;[:&lt;port&gt;][/&lt;path&gt;[?&lt;query&gt;][#fragment]]</text:p>
      <text:p text:style-name="P23">e tale forma vale per HTTP, HTTPS, FTP, WAP, ..., ma non, ad esempio, per la posta elettronica, che invece si presenta così:</text:p>
      <text:p text:style-name="P24"><text:a xlink:type="simple" xlink:href="mailto:info@example.com" text:style-name="Internet_20_link" text:visited-style-name="Visited_20_Internet_20_Link"><text:span text:style-name="T4">mailto:info@example.com</text:span></text:a><text:span text:style-name="T4">?</text:span></text:p>
      <text:p text:style-name="P74">subject=subject&amp;cc=cc@example.com&amp;body=Hello</text:p>
      <text:p text:style-name="P23"/>
      <text:p text:style-name="P25">Oltre alle parti già specificate prima, nell'URL troviamo anche:</text:p>
      <text:list text:style-name="L5">
        <text:list-item>
          <text:p text:style-name="P104">&lt;username&gt;:&lt;password&gt;@,<text:span text:style-name="T13">ovvero le credenziali per l'autenticazione.</text:span></text:p>
        </text:list-item>
        <text:list-item>
          <text:p text:style-name="P105">Fragment<text:span text:style-name="T11">, cioè una breve stringa che si riferisce ad una risorsa subordinata ad un'altra.</text:span></text:p>
        </text:list-item>
      </text:list>
      <text:p text:style-name="P26"/>
      <text:p text:style-name="P75"><text:span text:style-name="T11">Le URL possono anche essere classificate come </text:span>opache<text:span text:style-name="T11"> e </text:span>gerarchiche<text:span text:style-name="T11">, con la differenza che le prime non sono soggette ad operazioni di parsing, mentre le seconde </text:span><text:span text:style-name="T14">lo sono</text:span><text:span text:style-name="T11">. </text:span><text:span text:style-name="T14">È possibile effettuare alcune operazioni sulle ultime:</text:span></text:p>
      <text:list text:style-name="L6">
        <text:list-item>
          <text:p text:style-name="P106">Normalizzazione<text:span text:style-name="T11">:</text:span><text:span text:style-name="T15"> processo che rimuove i caratteri speciali dal path.</text:span></text:p>
        </text:list-item>
        <text:list-item>
          <text:p text:style-name="P107">Risoluzione<text:span text:style-name="T11">: processo che a partire da una URL originaria porta all'ottenimento di una URL risultante tramite l'utilizzo di una base URL. Il processo inverso prende il nome di </text:span>Relativizzazione<text:span text:style-name="T11">.</text:span></text:p>
        </text:list-item>
      </text:list>
      <text:p text:style-name="P27"/>
      <text:p text:style-name="P28">HTTP è il protocollo di livello applicativo usato per trasferire le risorse Web e gestire sia le richieste inviate al server che le risposte inviate al client. È un protocollo <text:span text:style-name="T4">stateless</text:span>: né il server né il client mantengono, informazioni relative ai messaggi precedentemente scambiati. <text:span text:style-name="T21">Terminologia:</text:span></text:p>
      <text:list text:style-name="L7">
        <text:list-item>
          <text:p text:style-name="P94"><text:span text:style-name="T4">Client</text:span>: programma applicativo che stabilisce una connessione al fine di inviare delle richieste.</text:p>
        </text:list-item>
        <text:list-item>
          <text:p text:style-name="P94"><text:span text:style-name="T4">Server</text:span>: programma applicativo che accetta connessioni al fine di ricevere richieste ed inviare specifiche risposte.</text:p>
        </text:list-item>
        <text:list-item>
          <text:p text:style-name="P94"><text:span text:style-name="T4">Connessione</text:span>: circuito virtuale stabilito a livello di trasporto tra due applicazioni per fini di comunicazione.</text:p>
        </text:list-item>
        <text:list-item>
          <text:p text:style-name="P94"><text:span text:style-name="T4">Messaggio</text:span>: è l’unità base di comunicazione HTTP, definita come una sequenza di byte concettualmente atomica. Può trattarsi di una <text:span text:style-name="T4">Request</text:span> oppure di una <text:span text:style-name="T4">Response</text:span>.</text:p>
        </text:list-item>
      </text:list>
      <text:p text:style-name="P29"/>
      <text:p text:style-name="P29"><draw:frame draw:style-name="fr2" draw:name="Image1" text:anchor-type="char" svg:width="5.0862in" svg:height="2.4835in" draw:z-index="0"><draw:image xlink:href="Pictures/10000001000002270000010D330885F7.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30"/>
      <text:p text:style-name="P30"><text:soft-page-break/>Il protocollo TCP si occupa di assicurarsi che un file inviato da un nodo arrivi a destinazione per intero, anche se viene diviso in pezzi quando viene inviato. Il protocollo IP si trova al di sotto di esso e si occupa di muovere i pacchetti da un host alla destinazione.</text:p>
      <text:p text:style-name="P31">Almeno nella versione 1.0, il protocollo HTTP opera secondo questo schema:</text:p>
      <text:list text:style-name="L8">
        <text:list-item>
          <text:p text:style-name="P95">Il server resta in ascolto passivo, tipicamente sulla porta 80, fin quando un client non apre una connessione TCP su tale porta.</text:p>
        </text:list-item>
        <text:list-item>
          <text:p text:style-name="P95">Il server accetta la connessione ed il client invia dunque la sua richiesta.</text:p>
        </text:list-item>
        <text:list-item>
          <text:p text:style-name="P95">Il server invia la risposta, chiude la connessione ed il ciclo si ripete.</text:p>
        </text:list-item>
      </text:list>
      <text:p text:style-name="P31"/>
      <text:p text:style-name="P32">La differenza principale tra HTTP 1.0 e 1.1 è la possibilità di specificare coppie multiple di richiesta e risposta nella stessa connessione: nella 1.0 si tratta di connessioni <text:span text:style-name="T4">non</text:span> <text:span text:style-name="T4">persistenti</text:span>, mentre nella 1.1 sono <text:span text:style-name="T4">persistenti</text:span>. Il server lascia aperta la connessione TCP dopo aver spedito la risposta e può quindi ricevere le richieste successive sulla stessa connessione, che viene chiusa quando <text:s/>viene specificato nell'header del messaggio oppure quando non è usata per un certo periodo di tempo (<text:span text:style-name="T4">timeout</text:span>).</text:p>
      <text:p text:style-name="P33">È possibile migliorare ulteriormente le prestazioni usando la tecnica del <text:span text:style-name="T4">pipelining</text:span>, che consiste nell'invio di molteplici richieste da parte del client prima di terminare la ricezione risposte, le quali sono inviate nello stesso ordine delle richieste.</text:p>
      <text:p text:style-name="P34">L'obiettivo principale di HTTP 2.0 è la riduzione della latenza per migliorare la velocità di caricamento delle pagine nei browser Web considerando:</text:p>
      <text:list text:style-name="L9">
        <text:list-item>
          <text:p text:style-name="P96">La compressione dei dati degli header HTTP.</text:p>
        </text:list-item>
        <text:list-item>
          <text:p text:style-name="P96">Le tecnologie push lato server, <text:span text:style-name="T22">che </text:span>permett<text:span text:style-name="T22">ono</text:span> di fornire le risorse di una pagina ancora prima che il client ne faccia richiesta.</text:p>
        </text:list-item>
        <text:list-item>
          <text:p text:style-name="P96">La pipeline delle richieste.</text:p>
        </text:list-item>
        <text:list-item>
          <text:p text:style-name="P96">Soluzioni al problema del blocco head-of-line in HTTP 1, ossia della lunga attesa dovuta a una risorsa che occupa molto tempo a essere servita dal server al client.</text:p>
        </text:list-item>
        <text:list-item>
          <text:p text:style-name="P96">Il caricamento in parallelo degli elementi di una pagina su una singola connessione TCP (multiplexed request-response<text:span text:style-name="T22">).</text:span></text:p>
          <text:list>
            <text:list-item>
              <text:p text:style-name="P96"><text:span text:style-name="T22">I</text:span>l browser non resta nulla facente nei periodi di attesa, ma si occupa di renderizzare ogni risorsa della pagina man a mano che questa si rende disponibile, richiedendo di continuo le nuove risorse di cui ha necessità.</text:p>
            </text:list-item>
          </text:list>
        </text:list-item>
      </text:list>
      <text:p text:style-name="P35"/>
      <text:p text:style-name="P36">Il protocollo HTTP presenta diversi metodi per dire al server di che genere di richiesta si tratta ed i più usati sono <text:span text:style-name="T4">GET</text:span> e <text:span text:style-name="T4">POST:</text:span> il primo <text:span text:style-name="T23">è il più frequente, </text:span>serve ad ottenere una <text:span text:style-name="T23">risors</text:span>a, <text:span text:style-name="T23">prevede un certo numero di parametri ed ha lunghezza limitata; </text:span>il secondo serve <text:span text:style-name="T23">per</text:span> dare al server <text:span text:style-name="T23">i dati di </text:span>un form, <text:span text:style-name="T23">senza crearvi risorse, contiene i dettagli per l'identificazione nel body e non presenta limiti di lunghezza nei parametri.</text:span></text:p>
      <text:p text:style-name="P37"><text:soft-page-break/>Altre operazioni importanti, normalmente disabilitate sui server pubblici, sono <text:span text:style-name="T4">PUT</text:span> e <text:span text:style-name="T4">DELETE</text:span>. La prima serve a trasmettere delle informazioni dal client al server allo scopo di creare una risorsa o di sostituirla nel caso fosse già presente. La seconda serve invece a cancellare la risorsa riferita all'URL specificato.</text:p>
      <text:p text:style-name="P38">Troviamo poi <text:span text:style-name="T4">HEAD</text:span>, che viene usato per verificare un URL, in quanto è simile a GET, ma il server deve rispondere soltanto con gli header relativi, senza body. <text:span text:style-name="T4">OPTIONS</text:span> serve per chiedere informazioni sulle opzioni disponibili per la comunicazione. <text:span text:style-name="T4">TRACE</text:span> è usato per invocare il loop-back remoto a livello applicativo del messaggio di richiesta: viene usato dal client nella diagnostica e nel testing dei servizi web.</text:p>
      <text:p text:style-name="P38"/>
      <text:p text:style-name="P39">Un risposta HTTP è composta sia da header che da body: il primo indica al browser che protocollo viene usato, se la richiesta ha avuto successo e che genere di contenuti sono presenti nel body; il secondo presenta i contenuti che il browser deve mostrare.</text:p>
      <text:p text:style-name="P40">L'header contiene la versione del protocollo che sta usando, lo status code della risposta sia in formato codice che in formato testo e, tra le varie informazioni, il tipo della risposta.</text:p>
      <text:p text:style-name="P39"/>
      <text:p text:style-name="P76">MIME<text:span text:style-name="T11"> (</text:span>Multipurpose Internet Mail Extensions<text:span text:style-name="T11">) è stato inizialmente sviluppato per la posta elettronica, ma viene usato anche per specificare al browser la forma di un file inviato dal server. Si trova all'inizio del documento nel formato </text:span>tipo/sottotipo<text:span text:style-name="T11">. È inoltre possibile estendere i tipi esistenti con dei tipi sperimentali, anteponendo i caratteri 'x-' e fornendo un'applicazione o un plug-in per consentire al browser di interpretarli correttamente.</text:span></text:p>
      <text:p text:style-name="P40"/>
      <text:p text:style-name="P77"><text:span text:style-name="T11">Lo </text:span>status code<text:span text:style-name="T11"> è un numero a tre cifre che indica lo stato della risposta: la prima cifra sever a definire la classe della risposta, le altre due ad individuare il caso specifico:</text:span></text:p>
      <text:list text:style-name="L10">
        <text:list-item>
          <text:p text:style-name="P108">1xx: Informational.<text:span text:style-name="T11"> Una risposta temporanea alla richiesta, durante il suo svolgimento (sconsigliata a partire da HTTP 1.0).</text:span></text:p>
        </text:list-item>
        <text:list-item>
          <text:p text:style-name="P108">2xx: Successful.<text:span text:style-name="T11"> Il server ha ricevuto, capito e accettato la richiesta.</text:span></text:p>
        </text:list-item>
        <text:list-item>
          <text:p text:style-name="P108">3xx: Redirection.<text:span text:style-name="T11"> Il server ha ricevuto e capito la richiesta, ma sono necessarie altre azioni da parte del client per portare a termine la richiesta.</text:span></text:p>
        </text:list-item>
        <text:list-item>
          <text:p text:style-name="P108">4xx: Client error.<text:span text:style-name="T11"> La richiesta del client non può essere soddisfatta per un errore da parte del client (errore sintattico o richiesta non autorizzata).</text:span></text:p>
        </text:list-item>
        <text:list-item>
          <text:p text:style-name="P108">5xx: Server error.<text:span text:style-name="T11"> La richiesta può anche essere corretta, ma il server non è in grado di soddisfare la richiesta per un problema, suo o di applicazioni CGI (Common Gateway Interface).</text:span></text:p>
        </text:list-item>
      </text:list>
      <text:p text:style-name="P41"/>
      <text:p text:style-name="P41">Tra i codici più comuni troviamo:</text:p>
      <text:list text:style-name="L11">
        <text:list-item>
          <text:p text:style-name="P109"><text:soft-page-break/>100 Continue<text:span text:style-name="T11"> (se il client non ha ancora mandato il body, deprecated da HTTPv1.0).</text:span></text:p>
        </text:list-item>
        <text:list-item>
          <text:p text:style-name="P109">200 Ok<text:span text:style-name="T11"> (GET con successo).</text:span></text:p>
        </text:list-item>
        <text:list-item>
          <text:p text:style-name="P109">201 Created<text:span text:style-name="T11"> (PUT con successo).</text:span></text:p>
        </text:list-item>
        <text:list-item>
          <text:p text:style-name="P109">301 Moved permanently<text:span text:style-name="T11"> (URL non valida, il server conosce la nuova posizione).</text:span></text:p>
        </text:list-item>
        <text:list-item>
          <text:p text:style-name="P109">400 Bad request<text:span text:style-name="T11"> (errore sintattico nella richiesta).</text:span></text:p>
        </text:list-item>
        <text:list-item>
          <text:p text:style-name="P109">401 Unauthorized<text:span text:style-name="T11"> (manca l’autorizzazione).</text:span></text:p>
        </text:list-item>
        <text:list-item>
          <text:p text:style-name="P109">403 Forbidden<text:span text:style-name="T11"> (richiesta non autorizzabile).</text:span></text:p>
        </text:list-item>
        <text:list-item>
          <text:p text:style-name="P109">404 Not found<text:span text:style-name="T11"> (URL errato).</text:span></text:p>
        </text:list-item>
        <text:list-item>
          <text:p text:style-name="P109">500 Internal server error<text:span text:style-name="T11"> (tipicamente un CGI mal fatto).</text:span></text:p>
        </text:list-item>
        <text:list-item>
          <text:p text:style-name="P109">501 Not implemented<text:span text:style-name="T11"> (metodo non conosciuto dal server).</text:span></text:p>
        </text:list-item>
      </text:list>
      <text:p text:style-name="P41"/>
      <text:p text:style-name="P42">Oltre alle sequenxe di richieste e risposte, il protocollo prevede una struttura dati che si muove come un token dal client al server e viceverse, che prende il nome di <text:span text:style-name="T4">cookie</text:span>. Possono essere generati sia da client che da server e dopo la creazione vengono sempre passati ad ogni trasmissione, con lo scopo di fornire un supporto per il mantenimanto di stato. <text:span text:style-name="T24">Essi sono una collezione di stringhe con la seguente struttura:</text:span></text:p>
      <text:list text:style-name="L12">
        <text:list-item>
          <text:p text:style-name="P97"><text:span text:style-name="T4">Key</text:span>: identifica univocamente un cookie all’interno di un <text:span text:style-name="T4">domain:path</text:span>.</text:p>
        </text:list-item>
        <text:list-item>
          <text:p text:style-name="P97"><text:span text:style-name="T4">Value</text:span>: valore associato al cookie (è una stringa di max 255 caratteri).</text:p>
        </text:list-item>
        <text:list-item>
          <text:p text:style-name="P97"><text:span text:style-name="T4">Path</text:span>: posizione nell’albero di un sito al quale è associato (di default /).</text:p>
        </text:list-item>
        <text:list-item>
          <text:p text:style-name="P97"><text:span text:style-name="T4">Domain</text:span>: dominio dove è stato generato.</text:p>
        </text:list-item>
        <text:list-item>
          <text:p text:style-name="P97"><text:span text:style-name="T4">Max-age</text:span>: (opzionale) numero di secondi di vita.</text:p>
        </text:list-item>
        <text:list-item>
          <text:p text:style-name="P97"><text:span text:style-name="T4">Secure</text:span>: (opzionale) non molto usato. Questi cookie vengono trasferiti se e soltanto se il protocollo è sicuro (https).</text:p>
        </text:list-item>
        <text:list-item>
          <text:p text:style-name="P97"><text:span text:style-name="T4">Version</text:span>: identifica la versione del protocollo di gestione dei cookie.</text:p>
        </text:list-item>
      </text:list>
      <text:p text:style-name="P43"/>
      <text:p text:style-name="P44">Presentano inoltre due header, uno per la risposta ed uno per le richieste successive: al primo corrisponde il <text:span text:style-name="T4">Set-Cookie,</text:span> che il client memorizza e rispedisce alla richiesta successiva, mentre per il secondo c'è semplicemente il <text:span text:style-name="T4">Cookie</text:span>, che il client può decidere di spedire sulla base del nome del documento, dell'IP del server e/o dell'età del cookie.</text:p>
      <text:p text:style-name="P44"/>
      <text:p text:style-name="P45">Nelle situazioni in cui si vuole restringere l'accesso alle risorse ad un gruppo di utenti abilitati, si possono implementare diverse tecniche, tra cui le più comuni sono: filtro su set di indirizzi IP, HTTP Basic, HTTP Digest e form con richiest di username e password.</text:p>
      <text:p text:style-name="P46">Bisogna porre attenzione al fatto che basarsi sull'indirizzo IP impone vari svantaggi: non funziona se l'indirizzo non è pubblico (NAT) o se viene assegnato dinamicamente (DHCP) e bisogna considerare la possibilità che qualcuno ricorra ad indirizzi IP fasulli. Per quanto riguarda Digest, tale autenticazione è oggi in disuso e si basava sull'invio di una password dopo la codifica tramite una funzione hash.</text:p>
      <text:p text:style-name="P47"><text:soft-page-break/>Ad oggi si usano HTTP Basic, che ricorre a codifiche su base64, ed i form, che usano il metodo POST.</text:p>
      <text:p text:style-name="P47"/>
      <text:p text:style-name="P48">Dal punto di vista della sicurezza, bisogna garantire confidenzialità, integrità, autenticità e non ripudio sia della sorgente, cioè provare chi è il mittente dei dati in una transazione, che della destinazione, cioè confermare che i dati sono arrivati allo specifico destinatario. Le prime tre proprietà sono garantite da un livello specifico: <text:span text:style-name="T4">SSL</text:span> (<text:span text:style-name="T4">Secure Sockets Layer</text:span>) o, più recente <text:span text:style-name="T4">TLS</text:span> (<text:span text:style-name="T4">Transport Layer Security</text:span>). <text:span text:style-name="T25">Vi si accede tramite http</text:span><text:span text:style-name="T8">s</text:span><text:span text:style-name="T25">://.. ed è basato su crittografia a chiave pubblica (private key + public key).</text:span></text:p>
      <text:p text:style-name="P48"/>
      <text:p text:style-name="P49">Lo <text:span text:style-name="T4">user agent,</text:span> tipicamente il browser, mantiene una cache delle pagine visitate dall'utente ed un tempo era utile per gli utenti che non avevano accesso a connessioni a banda larga, mentre oggi è rilevante per i dispositivi mobili al fine di consentire agli utenti di lavorare con connettività intermittente.</text:p>
      <text:p text:style-name="P50">HTTP definisce vari meccanismi per la gestione della cache:</text:p>
      <text:list text:style-name="L13">
        <text:list-item>
          <text:p text:style-name="P98"><text:span text:style-name="T4">Freshness</text:span>: controllata lato server da Expires response header e lato cliente dalla direttiva Cache-Control: max-age.</text:p>
        </text:list-item>
        <text:list-item>
          <text:p text:style-name="P98"><text:span text:style-name="T4">Validation</text:span>: può essere usato per controllare se un elemento in cache è ancora corretto, ad es. nel caso in cui sia in cache da molto tempo.</text:p>
        </text:list-item>
        <text:list-item>
          <text:p text:style-name="P98"><text:span text:style-name="T4">Invalidation</text:span>: è normalmente un effetto collaterale di altre request che hanno attraversato la cache.</text:p>
          <text:list>
            <text:list-item>
              <text:p text:style-name="P98">Se per esempio viene mandata una POST, una PUT o una DELETE a un URL, il contenuto della cache deve essere e viene automaticamente invalidato.</text:p>
            </text:list-item>
          </text:list>
        </text:list-item>
      </text:list>
      <text:p text:style-name="P50"/>
      <text:p text:style-name="P51">I server inviano spesso al browser una serie di istruzioni scritte in HTML, linguaggio atto a dire al browser come presentare i contenuti all'utente. Presenta dozzine di tags e centinaia di attributi per poter far rappresentare al meglio un testo.</text:p>
      <text:p text:style-name="P51"/>
      <text:p text:style-name="P70">[La <text:span text:style-name="T4">Lezione 2</text:span> parla di come installare i vari programmi da usare]</text:p>
      <text:p text:style-name="P51"/>
      <text:p text:style-name="P83">Lezione 3: HTML</text:p>
      <text:p text:style-name="P52">Tutti i file HTML sono semplici file di testo.</text:p>
      <text:p text:style-name="P52"><text:span text:style-name="T26">Sia HTML che CSS sono linguaggi usati per creare pagine web, il primo si occupa di creare la struttura della pagina, l'altro controlla la presentazione del tuo HTML. HTML si avvale dei tags per lavorare ed i suoi elementi si compongono tutti di tre parti: tag di apertura, contenuto, e tag di chiusura, </text:span><text:span text:style-name="T27">i quali sono sempre preceduti da '/'</text:span><text:span text:style-name="T26">. </text:span><text:span text:style-name="T27">Le pagine dovrebbero sempre avere i tag &lt;html&gt;, &lt;head&gt;, in cui inserire le informazioni riguardo la pagina, e &lt;body&gt;, che contiene gli elementi che vedi nel browser. Si può aggiungere CSS alla pagina HTML inserendo gli elementi di &lt;style&gt; all'interno dell'head.</text:span></text:p>
      <text:p text:style-name="P52"/>
      <text:p text:style-name="P53"><text:soft-page-break/>La grammatica di HTML è poco rigorosa, in quanto ammette elementi senza chiusura come &lt;br&gt;, non è case sensitive ed è possibile chiudere i tag con ordine diverso rispetto all'apertura. Esistono comunque delle buone pratiche da rispettare, come scrivere i tag soltanto in minuscolo, chiuderli senza incroci e chiudere anche i tag singoli, come &lt;br&gt;.</text:p>
      <text:p text:style-name="P54">Sono inoltre presenti varie entità per rappresentare i caratteri di escape.</text:p>
      <text:p text:style-name="P55">Un elemento può essere dettagliato mediante attributi, i quali sono coppie "nome = valore" contenute nello start tag con <text:span text:style-name="T28">questa sintassi:</text:span></text:p>
      <text:p text:style-name="P78">&lt;<text:span text:style-name="T28">tag attrib1='valore1' attrib2='valore2'&gt;</text:span></text:p>
      <text:p text:style-name="P56">Gli apici possono essere sia singoli che doppi ed è possibile ometterli se il valore non contiene spazi. Per quanto riguarda i colori, essi vengono espressi con un nome o in formato RGB con la sintassi #RRGGBB.</text:p>
      <text:p text:style-name="P56"/>
      <text:p text:style-name="P57">La sintassi per inserire commenti:</text:p>
      <text:p text:style-name="P79">&lt;!-- Questa stringa rappresenta un testo di commento --&gt;</text:p>
      <text:p text:style-name="P57"/>
      <text:p text:style-name="P57">Il primo elemento di un documento HTML è la definizione del tipo di documento (Document Type Definition o DTD), <text:span text:style-name="T29">che serve al browser per identificare le regole di interpretazione e </text:span>visualizzazione da applicare al documento.</text:p>
      <text:p text:style-name="P58">L'header è identificato dal tag &lt;head&gt;, che contiene gli elementi non visualizzati dal browser. I tag principali:</text:p>
      <text:list text:style-name="L14">
        <text:list-item>
          <text:p text:style-name="P99"><text:span text:style-name="T4">&lt;title&gt;</text:span> titolo della pagina (viene mostrato nella testata della finestra principale del browser).</text:p>
        </text:list-item>
        <text:list-item>
          <text:p text:style-name="P99"><text:span text:style-name="T4">&lt;meta&gt;</text:span> metadati, <text:span text:style-name="T30">cioè</text:span> informazioni utili ad applicazioni esterne <text:span text:style-name="T30">o </text:span>al browser.</text:p>
        </text:list-item>
        <text:list-item>
          <text:p text:style-name="P99"><text:span text:style-name="T4">&lt;base&gt;</text:span> definisce come vengono gestiti i riferimenti relativi nei link.</text:p>
        </text:list-item>
        <text:list-item>
          <text:p text:style-name="P99"><text:span text:style-name="T4">&lt;link&gt;</text:span> collegamenti verso file esterni: CSS, script, icone visualizzabili nella barra degli indirizzi del browser.</text:p>
        </text:list-item>
        <text:list-item>
          <text:p text:style-name="P99"><text:span text:style-name="T4">&lt;script&gt;</text:span> codice eseguibile <text:span text:style-name="T31">scritto in JavaScript </text:span>utilizzato dal documento, <text:span text:style-name="T31">lato client</text:span>.</text:p>
        </text:list-item>
        <text:list-item>
          <text:p text:style-name="P99"><text:span text:style-name="T4">&lt;style&gt;</text:span> informazioni di stile (CSS locali).</text:p>
        </text:list-item>
      </text:list>
      <text:p text:style-name="P58"/>
      <text:p text:style-name="P59">Gli elementi <text:span text:style-name="T4">&lt;meta&gt;</text:span> sono caratterizzati da una serie di attributi e ne esistono due tipologie, distinguibili dal primo attributo: quelli che iniziano con http-equiv danno informazioni al browser su come gestire la pagina, mentre quelli che iniziano con name forniscono informazioni ugualmente utili ma non critiche.</text:p>
      <text:p text:style-name="P80">&lt;meta name="keywords" content="HTML, CSS, XML, XHTML, JavaScript”&gt;</text:p>
      <text:p text:style-name="P80">&lt;meta name="description" content="Free Web tutorials on HTML and CSS"&gt;</text:p>
      <text:p text:style-name="P80">&lt;meta name="author" content=“Tim Berners-Lee"&gt;</text:p>
      <text:p text:style-name="P80">&lt;meta http-equiv="refresh" content="30"&gt;</text:p>
      <text:p text:style-name="P80">&lt;meta charset="UTF-8"&gt;</text:p>
      <text:p text:style-name="P59"/>
      <text:p text:style-name="P60"><text:soft-page-break/>In HTML5, l'attributo <text:span text:style-name="T4">lang</text:span> può essere usato su qualsiasi elemento HTML per specificare la lingua per tale contenuto.</text:p>
      <text:p text:style-name="P60">Il tag <text:span text:style-name="T4">&lt;body&gt;</text:span> definisce il corpo del documento e contiene al suo interno tutti gli elemen<text:span text:style-name="T32">ti presenti, ad esempio:</text:span></text:p>
      <text:list text:style-name="L15">
        <text:list-item>
          <text:p text:style-name="P100"><text:span text:style-name="T4">Intestazioni</text:span>: titoli organizzati in gerarchia.</text:p>
        </text:list-item>
        <text:list-item>
          <text:p text:style-name="P100"><text:span text:style-name="T4">Strutture di testo</text:span>: paragrafi, testo indentato, ecc.</text:p>
        </text:list-item>
        <text:list-item>
          <text:p text:style-name="P100"><text:span text:style-name="T4">Aspetto del testo</text:span>: grassetto, corsivo, ecc.</text:p>
        </text:list-item>
        <text:list-item>
          <text:p text:style-name="P100"><text:span text:style-name="T4">Elenchi e liste</text:span>: numerati, puntati.</text:p>
        </text:list-item>
        <text:list-item>
          <text:p text:style-name="P100"><text:span text:style-name="T4">Tabelle</text:span>.</text:p>
        </text:list-item>
        <text:list-item>
          <text:p text:style-name="P100"><text:span text:style-name="T4">Form</text:span> (moduli elettronici): campi di inserimento, checkbox e radio button, menu a tendina, bottoni, ecc.</text:p>
        </text:list-item>
        <text:list-item>
          <text:p text:style-name="P100"><text:span text:style-name="T4">Collegamenti ipertestuali e ancore</text:span>.</text:p>
        </text:list-item>
        <text:list-item>
          <text:p text:style-name="P100"><text:span text:style-name="T4">Immagini e contenuti multimediali</text:span>: audio, video, animazioni, ecc.</text:p>
        </text:list-item>
        <text:list-item>
          <text:p text:style-name="P100"><text:span text:style-name="T4">Contenuti</text:span> <text:span text:style-name="T4">interattivi</text:span>: script, applicazioni esterne.</text:p>
        </text:list-item>
      </text:list>
      <text:p text:style-name="P60"/>
      <text:p text:style-name="P61">Dal punto di vista del layout della pagina gli elementi HTML si dividono in 3 grandi categorie:</text:p>
      <text:list text:style-name="L16">
        <text:list-item>
          <text:p text:style-name="P101">Elementi “<text:span text:style-name="T4">block-level</text:span>”: costituiscono un blocco attorno a sé, e di conseguenza vanno a capo (paragrafi, tabelle, form, ...).</text:p>
        </text:list-item>
        <text:list-item>
          <text:p text:style-name="P101">Elementi “<text:span text:style-name="T4">inline</text:span>”: non vanno a capo e possono essere integrati nel testo (link, immagini,...).</text:p>
        </text:list-item>
        <text:list-item>
          <text:p text:style-name="P101"><text:span text:style-name="T4">Liste</text:span>: numerate, puntate.</text:p>
        </text:list-item>
      </text:list>
      <text:p text:style-name="P61">Regole di composizione:</text:p>
      <text:list text:style-name="L17">
        <text:list-item>
          <text:p text:style-name="P102">Un elemento block-level può contenere altri elementi dello stesso tipo o di tipo inline.</text:p>
        </text:list-item>
        <text:list-item>
          <text:p text:style-name="P102">Un elemento inline può contenere solo altri elementi inline.</text:p>
        </text:list-item>
      </text:list>
      <text:p text:style-name="P61"/>
      <text:p text:style-name="P63">Il tag <text:span text:style-name="T4">&lt;p&gt;</text:span> serve a designare un paragrafo semplice ed ignora gli spazi bianchi, mentre per andare a capo si usa il tag <text:span text:style-name="T4">&lt;br/&gt;.</text:span></text:p>
      <text:p text:style-name="P62">L'attributo align serve per allineare il testo e può avere valore left (default), right, center (come gli headings) <text:span text:style-name="T33">e justify</text:span>.</text:p>
      <text:p text:style-name="P64">Per inserire dei paragrafi preformattati si usa invece il tag <text:span text:style-name="T4">&lt;pre&gt;</text:span>, che non ignora gli spazi bianchi ed usa un font ad ampiezza fissata.</text:p>
      <text:p text:style-name="P64">Per quanto riguarda il tag <text:span text:style-name="T4">&lt;img&gt;</text:span>, questo non ha tag di chiusura.</text:p>
      <text:p text:style-name="P65">Quando si usano degli hyperlink con il tag <text:span text:style-name="T4">&lt;</text:span><text:span text:style-name="T6">a </text:span><text:span text:style-name="T4">href&gt;</text:span>, si possono sia inserire dei link ad url assoluti inserendo l'url per intero, sia link relativi; inoltre è possibile specificare una sezione specifica usando il simbolo '#'.</text:p>
      <text:p text:style-name="P65"/>
      <text:p text:style-name="P66">[Welcome back to paragrafi saltabili di cenni storici]</text:p>
      <text:p text:style-name="P66"><text:span text:style-name="T34">In </text:span>HTML 1.0-2.0 <text:span text:style-name="T34">(</text:span>1989-1991<text:span text:style-name="T34">) le pagine </text:span><text:span text:style-name="T35">erano abilitate all'uso degli hyperlink, ma non erano particolarmente curate dal punto di vista della presentazione.</text:span></text:p>
      <text:p text:style-name="P67">Con HTML3 (1995) si entra nella cosiddetta "Browser Wars" tra Netscape e Microsoft, ciascuna determinata a diventare il browser più diffuso ed usato. A tale scopo, entrambe aggiungevano continuamente nuove estensioni e <text:soft-page-break/>questo, per gli sviluppatori web, significava dover scrivere due pagine web separate, una per Netscape e l'altra per Internet Explorer.</text:p>
      <text:p text:style-name="P68">Con HTML4 (1998), il W3C (World Wide Web Consortium) decise di imporre degli standard per l'uso di HTML, usando quest'ultimo per definire la struttura delle pagine e CSS per definirne la presentazione.</text:p>
      <text:p text:style-name="P69">Dopo la parentesi di XHTML (2001), una versione di HTML caratterizzata da più estensibilità che non riscosse molto successo, si giunge ad HTML5 (dal 2009) che supporta la maggior parte degli standard di HTML 4.01 ed aggiunge nuove funzionalità per stare al passo con le nuove tecnologie web.</text:p>
      <text:p text:style-name="P69"/>
      <text:p text:style-name="P71">Un <text:span text:style-name="T4">validatore</text:span> è un programma che serve a verificare che la pagina rispetti gli standard web rispetto al linguaggio che si sceglie di controllare. Prima di pubblicare una qualsiasi pagina, è buona norma validarla e nel caso correggere tutti gli errori che compaiono nella lista.</text:p>
      <text:p text:style-name="P71"/>
      <text:p text:style-name="P84">Lezione 3b: HTML Forms</text:p>
      <text:p text:style-name="P84"><text:span text:style-name="T38">Un </text:span><text:span text:style-name="T47">form</text:span><text:span text:style-name="T38"> (modulo) è una sezione di documento HTML che contiene elementi di controllo che l’utente può utilizzare per inserire dati o in generale per interagire. I dati inseriti possono essere inoltrati al server dove un “agente” può processarli, </text:span><text:span text:style-name="T39">mentre g</text:span><text:span text:style-name="T38">li elementi di controllo sono caratterizzati da un valore iniziale e da un valore corrente.</text:span></text:p>
      <text:p text:style-name="P85"><text:span text:style-name="T38">I</text:span><text:span text:style-name="T37">l tag </text:span><text:span text:style-name="T36">&lt;form&gt;</text:span><text:span text:style-name="T37"> racchiude tutti gli elementi del modulo, gli attributi sono:</text:span></text:p>
      <text:list text:style-name="L18">
        <text:list-item>
          <text:p text:style-name="P110"><text:span text:style-name="T36">action = uri</text:span><text:span text:style-name="T37"> (URI dell’agente/servizio che riceverà i dati del form).</text:span></text:p>
        </text:list-item>
        <text:list-item>
          <text:p text:style-name="P110"><text:span text:style-name="T36">name = text </text:span><text:span text:style-name="T37">(specifica il nome della form).</text:span></text:p>
        </text:list-item>
        <text:list-item>
          <text:p text:style-name="P110"><text:span text:style-name="T36">method = {get | post}</text:span><text:span text:style-name="T37"> (specifica il modo in cui i dati vengono inviati).</text:span></text:p>
        </text:list-item>
        <text:list-item>
          <text:p text:style-name="P110"><text:span text:style-name="T36">enctype = content-type</text:span><text:span text:style-name="T37"> se il metodo è post specifica il content type usato per la codifica (encoding) dei dati contenuti nel form.</text:span></text:p>
        </text:list-item>
      </text:list>
      <text:p text:style-name="P85"><text:span text:style-name="T37"/></text:p>
      <text:p text:style-name="P86"><text:span text:style-name="T37">Un elemento input di tipo '</text:span><text:span text:style-name="T36">text</text:span><text:span text:style-name="T37">' serve ad inserire una linea di testo e presenta attributi opzionali che consentono di imporre restrizioni sulla lunghezza.</text:span></text:p>
      <text:p text:style-name="P86"><text:span text:style-name="T37">Un elemento input di tipo '</text:span><text:span text:style-name="T36">submit</text:span><text:span text:style-name="T37">' crea un bottone che consente di inviare un form: una volta cliccato, il browser lo invia al server che lo processerà.</text:span></text:p>
      <text:p text:style-name="P86"><text:span text:style-name="T37">Il tag </text:span><text:span text:style-name="T36">&lt;button&gt;</text:span><text:span text:style-name="T37"> consente anche di specificare del codice HTML al suo interno, come testo formattato o anche immagini.</text:span></text:p>
      <text:p text:style-name="P87"><text:span text:style-name="T37">Un elemento input di tipo '</text:span><text:span text:style-name="T36">radio</text:span><text:span text:style-name="T37">' viene usato per creare una serie di bottoni mutualmente esclusivi, che per essere collegati devono avere lo stesso nome.</text:span></text:p>
      <text:p text:style-name="P87"><text:span text:style-name="T37">Un elemento input di tipo '</text:span><text:span text:style-name="T36">checkbox</text:span><text:span text:style-name="T37">' viene usato per creare una serie di caselle selezionabili in maniera indipendente.</text:span></text:p>
      <text:p text:style-name="P87"><text:span text:style-name="T37"/></text:p>
      <text:p text:style-name="P87"><text:span text:style-name="T37"/></text:p>
      <text:p text:style-name="P87"><text:span text:style-name="T37"/></text:p>
      <text:p text:style-name="P87"><text:span text:style-name="T37"/></text:p>
      <text:p text:style-name="P87"><text:span text:style-name="T37"/></text:p>
      <text:p text:style-name="P87"><text:soft-page-break/><text:span text:style-name="T37"/></text:p>
      <text:p text:style-name="P122">Lezione 4: Web Dinamico</text:p>
      <text:p text:style-name="P112"><text:span text:style-name="T37">Il modello basato sul concetto di ipertesto distribuito è di natura sostanzialmente statica poiché, anche se l'utente può percorrere dinamicamente l'ipertesto in modi diversi, l'insieme dei contenuti è prefissato staticamente: le pagine sono preparate a priori e non ci sono contenuti composti in base all'interazione con l'utente. </text:span><text:span text:style-name="T40">Si tratta quindi di un modello semplice, potente, efficiente e di facile implementazione, ma presenta evidenti limiti: </text:span><text:span text:style-name="T41">a tal proposito, ecco un esempio:</text:span></text:p>
      <text:list text:style-name="L19">
        <text:list-item>
          <text:p text:style-name="P114"><text:span text:style-name="T37">Supponiamo di realizzare un'enciclopedia di dinosauri consultabile via Web. Per ogni specie creiamo una pagina HTML con testi ed immagini e creiamo poi una pagina iniziale che ci fa da indice sulla classificazione scientifica. Ne creiamo una seconda per avere un indice analitico che li ordina alfabeticamente sulla specie. Fin qui, il Web statico consente di realizzare tutto facilmente, ma </text:span><text:span text:style-name="T42">ora proviamo ad</text:span><text:span text:style-name="T37"> aggiungere una funzione di ricerca per nome, che richiede una pagina con un form.</text:span></text:p>
          <text:list>
            <text:list-item>
              <text:p text:style-name="P115"><text:span text:style-name="T37">Cercare usando il metodo GET implica la ricerca con un URL di questo tipo: </text:span><text:a xlink:type="simple" xlink:href="http://www.dino.it/cerca?nomeTxt=diplodocus&amp;cercaBtn=Cerca" text:style-name="Internet_20_link" text:visited-style-name="Visited_20_Internet_20_Link"><text:span text:style-name="T37">www.dino.it/cerca?nomeTxt=diplodocus&amp;cercaBtn=Cerca</text:span></text:a><text:span text:style-name="T37">. </text:span><text:span text:style-name="T43">Per interpretare questa chiamata è necessaria un'estensione specifica, cioè un programma scritto appositamente per l'enciclopedia che consente di interpretare i parametri nel GET, cercare la pagina e restituirla.</text:span></text:p>
            </text:list-item>
            <text:list-item>
              <text:p text:style-name="P116"><text:span text:style-name="T37">Un altro problema è la manutenibilità, poiché per aggiungere un dinosauro bisogna creare una pagina strutturata in maniera simile alle altre ed aggiungere il suo link alle due pagine con indice.</text:span></text:p>
            </text:list-item>
            <text:list-item>
              <text:p text:style-name="P116"><text:span text:style-name="T37">Infine, nel caso volessimo cambiare aspetto grafico della nostra enciclopedia, dovremmo rifare ogni singola pagina.</text:span></text:p>
            </text:list-item>
          </text:list>
        </text:list-item>
      </text:list>
      <text:p text:style-name="P112"><text:span text:style-name="T40"/></text:p>
      <text:p text:style-name="P117"><text:span text:style-name="T40">U</text:span><text:span text:style-name="T37">na soluzione può essere quella di separare gli aspetti di contenuto da quelli di presentazione, ad esempio usando un database relazionale per memorizzare le informazioni relative ad ogni dinosauro. Realizziamo quattro programmi che usano il DB per ricavare le informazioni utili alla costruzione dinamica della pagina:</text:span></text:p>
      <text:list text:style-name="L20">
        <text:list-item>
          <text:p text:style-name="P118"><text:span text:style-name="T36">scheda</text:span><text:span text:style-name="T37">, che crea una pagina con una scheda di un determinato dinosauro;</text:span></text:p>
        </text:list-item>
        <text:list-item>
          <text:p text:style-name="P118"><text:span text:style-name="T36">indice</text:span><text:span text:style-name="T37">, che crea la pagina di indice per specie;</text:span></text:p>
        </text:list-item>
        <text:list-item>
          <text:p text:style-name="P118"><text:span text:style-name="T36">alfabetico</text:span><text:span text:style-name="T37">, che crea l'indice alfabetico;</text:span></text:p>
        </text:list-item>
        <text:list-item>
          <text:p text:style-name="P118"><text:span text:style-name="T36">cerca</text:span><text:span text:style-name="T37">, che restituisce una pagina con i link alle schede che contengono il testo inserito dall'utente.</text:span></text:p>
        </text:list-item>
      </text:list>
      <text:p text:style-name="P112"><text:span text:style-name="T40"/></text:p>
      <text:p text:style-name="P119"><text:span text:style-name="T40">I</text:span><text:span text:style-name="T37">n questo modo per aggiungere una nuova specie basta inserire un record nel database e le modifiche agli indici sono automatiche. Per il cambio di layout </text:span><text:soft-page-break/><text:span text:style-name="T37">basta usare una pagina HTML di base come template per le parti fisse ed il programma scheda </text:span><text:span text:style-name="T44">lo </text:span><text:span text:style-name="T37">carica e riempie.</text:span></text:p>
      <text:p text:style-name="P120"><text:span text:style-name="T37">Anche il Web dinamico presenta vari problemi, ad esempio quelli inerenti alle prestazioni ed alla sicurezza. </text:span><text:span text:style-name="T45">Ogni programma deve inoltre reimplementare una serie di parti comuni, come l'accesso al DB, la logica di interpretazione delle richieste HTTP, la gestione dello stato, etc.</text:span></text:p>
      <text:p text:style-name="P121"><text:span text:style-name="T45">P</text:span><text:span text:style-name="T37">er ovviare a quest'ultimo punto si potrebbe realizzare un solo programma, </text:span><text:span text:style-name="T36">enc</text:span><text:span text:style-name="T37">, che implementa tutte e quattro le funzionalità, ma questo porta alla realizzazione di un applicazione monolitica non più modulare. </text:span><text:span text:style-name="T46">La soluzione migliore è l'uso di un </text:span><text:span text:style-name="T48">container</text:span><text:span text:style-name="T46"> in cui far 'vivere' le funzioni lato server. Il contenitore si interfaccia con il Web Server e gestisce il tempo di vita, l'interfacciamento con il DB e la sicurezza (nel nostro caso si tratta di Tomcat). In questo modo abbiamo una soluzione modulare alle funzionalità ripetitive e tale ambiente prende il nome di </text:span><text:span text:style-name="T49">application server</text:span><text:span text:style-name="T50">.</text:span></text:p>
      <text:p text:style-name="P119"><text:span text:style-name="T37"/></text:p>
      <text:p text:style-name="P113"><draw:frame draw:style-name="fr1" draw:name="Image2" text:anchor-type="char" svg:x="0.5398in" svg:y="0in" svg:width="5.6138in" svg:height="3.8429in" draw:z-index="1"><draw:image xlink:href="Pictures/100000000000021B00000171A437B1FE.png" xlink:type="simple" xlink:show="embed" xlink:actuate="onLoad" draw:mime-type="image/png"/></draw:frame></text:p>
      <text:p text:style-name="P103">Le due tecnologie più diffuse in ambito application server sono .NET di Microsoft e Java J2EE, ma ce ne sono anche altre, come ad esempio zope, basato su Python. <text:span text:style-name="T51">Altre soluzioni hanno strutture più semplici che non le rendono delle application server a tutti gli effetti, come PHP.</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9T16:55:58.091040437</meta:creation-date>
    <dc:date>2024-03-18T12:44:11.960000000</dc:date>
    <meta:editing-duration>PT7H6M57S</meta:editing-duration>
    <meta:editing-cycles>152</meta:editing-cycles>
    <meta:generator>LibreOffice/24.2.1.2$Windows_X86_64 LibreOffice_project/db4def46b0453cc22e2d0305797cf981b68ef5ac</meta:generator>
    <meta:document-statistic meta:table-count="0" meta:image-count="2" meta:object-count="0" meta:page-count="13" meta:paragraph-count="198" meta:word-count="4737" meta:character-count="30021" meta:non-whitespace-character-count="25570"/>
  </office:meta>
</office:document-meta>
</file>